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abea" officeooo:paragraph-rsid="0001abea" style:font-weight-asian="bold" style:font-weight-complex="bold"/>
    </style:style>
    <style:style style:name="P2" style:family="paragraph" style:parent-style-name="Standard">
      <style:text-properties fo:font-weight="normal" officeooo:rsid="0001abea" officeooo:paragraph-rsid="0001abea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1abea" officeooo:paragraph-rsid="0001abe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1abea" officeooo:paragraph-rsid="0001abea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squito Sensory Systems</text:p>
      <text:p text:style-name="P4">INTRODUCTION</text:p>
      <text:p text:style-name="P2">In light of their role as vectors for the transmission of a range of impor-</text:p>
      <text:p text:style-name="P2">tant human and animal diseases, mosquitoes represent one of the greatest</text:p>
      <text:p text:style-name="P2"/>
      <text:p text:style-name="P2">worldwide threats to global health. In fact, mosquitoes might well be con-</text:p>
      <text:p text:style-name="P2">sidered the most dangerous animals on the planet. Anopheles gambiae and</text:p>
      <text:p text:style-name="P2"/>
      <text:p text:style-name="P2">other Anopheline mosquitoes spread malaria, which is the most prevalent</text:p>
      <text:p text:style-name="P2">insect-borne disease worldwide. Each year, Plasmodium falciparum and other</text:p>
      <text:p text:style-name="P2"/>
      <text:p text:style-name="P2">malaria pathogens infect hundreds of millions and cause the death of hun-</text:p>
      <text:p text:style-name="P2">dreds of thousands of people (Enayati and Hemingway, 2010; Guinovart</text:p>
      <text:p text:style-name="P2"/>
      <text:p text:style-name="P2">et al., 2006). Arboviruses (arthropod-borne viruses) represent another signif-</text:p>
      <text:p text:style-name="P2">icant class of mosquito-borne pathogens. Of these, dengue virus, which is</text:p>
      <text:p text:style-name="P2"/>
      <text:p text:style-name="P2">responsible for both dengue fever and dengue haemorrhagic fever (DF/</text:p>
      <text:p text:style-name="P2">DHF), is rapidly emerging as a significant worldwide problem since it</text:p>
      <text:p text:style-name="P2">appeared on the public health landscape after the World War II (Bhatt</text:p>
      <text:p text:style-name="P2">et al., 2013). While DF/DHF was first described in the 18th century, today</text:p>
      <text:p text:style-name="P2">upwards of 500,000,000 people are infected with dengue virus annually by</text:p>
      <text:p text:style-name="P2">the highly invasive Aedes aegypti mosquito, which is the main vector for this</text:p>
      <text:p text:style-name="P2"/>
      <text:p text:style-name="P2">and other arboviruses (Bhatt et al., 2013). Together with other Aedine mos-</text:p>
      <text:p text:style-name="P2">quitoes Ae. aegypti also transmits a wide range of arboviruses, including the</text:p>
      <text:p text:style-name="P2"/>
      <text:p text:style-name="P2">causative agents for Chikungunya, Yellow and Zika fevers. In addition to</text:p>
      <text:p text:style-name="P2">their immediate symptomatic effects on infected individuals, which range</text:p>
      <text:p text:style-name="P2">from aches, fever to broad haemorrhagic episodes and death, public health</text:p>
      <text:p text:style-name="P2">agencies are increasingly becoming aware of a diverse range of very serious</text:p>
      <text:p text:style-name="P2">postinfection pathologies that include birth defects such as microcephaly,</text:p>
      <text:p text:style-name="P2">neurological conditions such as Guillain–Barre syndrome and many others</text:p>
      <text:p text:style-name="P2">(Cao-Lormeau et al., 2016; Chang et al., 2016).</text:p>
      <text:p text:style-name="P2">Diseases spread by mosquitoes are not restricted to the developing world;</text:p>
      <text:p text:style-name="P2">indeed several are on the rise in the United States and other parts of the</text:p>
      <text:p text:style-name="P2">developed world. An example is West Nile Virus, which was first identified</text:p>
      <text:p text:style-name="P2">in New York in 1999. It is now documented in all 48 contiguous states</text:p>
      <text:p text:style-name="P2">(Petersen et al., 2013). With the increasing reality of climate change and</text:p>
      <text:p text:style-name="P2">its associated global warming that is predicted to occur over the coming</text:p>
      <text:p text:style-name="P2">century and beyond, it is highly likely that the catastrophic effects of</text:p>
      <text:p text:style-name="P2">294 C. Montell and L.J. Zwiebel</text:p>
      <text:p text:style-name="P2"/>
      <text:p text:style-name="P2">insect-borne diseases are going to get worse across both the developed and</text:p>
      <text:p text:style-name="P2">developing world.</text:p>
      <text:p text:style-name="P2"/>
      <text:p text:style-name="P2">Disease transmission by mosquitoes is based on the reproductive require-</text:p>
      <text:p text:style-name="P2">ments of females that take blood meals from humans and other animals in</text:p>
      <text:p text:style-name="P2"><text:soft-page-break/></text:p>
      <text:p text:style-name="P2">order to complete their gonadotropic cycles. In order to carry out this crit-</text:p>
      <text:p text:style-name="P2">ical (from a public health perspective) component as well as nearly all the</text:p>
      <text:p text:style-name="P2"/>
      <text:p text:style-name="P2">other aspects of both male and female life stages mosquitoes must utilize a</text:p>
      <text:p text:style-name="P2">diverse and highly sophisticated set of sensory systems. These systems receive</text:p>
      <text:p text:style-name="P2">and pass along essential information across a range of sensory modalities that</text:p>
      <text:p text:style-name="P2">is processed to drive the navigation and preference decisions that in many</text:p>
      <text:p text:style-name="P2">ways underlie the vectorial capacity of mosquitoes. Here we provide an</text:p>
      <text:p text:style-name="P2">overview of the current status of our mechanistic understanding of the senses</text:p>
      <text:p text:style-name="P2">in mosquito vectors, with a particular emphasis on the peripheral sensory</text:p>
      <text:p text:style-name="P2">neurons and receptors.</text:p>
      <text:p text:style-name="P2"/>
      <text:p text:style-name="P1">1.1 The Role of Sensory Systems in Mosquito Biology</text:p>
      <text:p text:style-name="P2"/>
      <text:p text:style-name="P2">Mosquito life cycles are conducted in a variety of environments and condi-</text:p>
      <text:p text:style-name="P2">tions; accordingly, they have evolved an array of sensory systems with which</text:p>
      <text:p text:style-name="P2"/>
      <text:p text:style-name="P2">to sense and respond to a complex set of environmental stimuli and biolog-</text:p>
      <text:p text:style-name="P2">ical cues. These signals are received by a range of sensory cells, most notably</text:p>
      <text:p text:style-name="P2"/>
      <text:p text:style-name="P2">neurons of the peripheral nervous system that transduce external signals into</text:p>
      <text:p text:style-name="P2"/>
      <text:p text:style-name="P2">neuronal activity or inhibition through a variety of mechanisms. This infor-</text:p>
      <text:p text:style-name="P2">mation is subsequently collected, integrated and otherwise processed by</text:p>
      <text:p text:style-name="P2"/>
      <text:p text:style-name="P2">downstream regions of the central nervous system (CNS) in order for mos-</text:p>
      <text:p text:style-name="P2">quitoes to make the salient behavioural decisions that are required to suc-</text:p>
      <text:p text:style-name="P2">cessfully complete a set of discrete lifecycle tasks. Here we describe the</text:p>
      <text:p text:style-name="P2"/>
      <text:p text:style-name="P2">sensory processes that impact the major elements of the mosquito lifecycle.</text:p>
      <text:p text:style-name="P1">PREADULT LIFE STAGES</text:p>
      <text:p text:style-name="P2">While the vast majority of study has been confined to adult stages</text:p>
      <text:p text:style-name="P2">where disease transmission and reproduction occur, mosquitoes engage in</text:p>
      <text:p text:style-name="P2">a robust range of preadult activities that often necessitate sensory acuity.</text:p>
      <text:p text:style-name="P2">Insofar as basic development is concerned, all mosquitoes exhibit complete</text:p>
      <text:p text:style-name="P2">metamorphosis and require aquatic habitats, although some species can lay</text:p>
      <text:p text:style-name="P2">their eggs in moist soil. After hatching they pass through four larval instars</text:p>
      <text:p text:style-name="P2">and a pupal stage during which the transformation into an adult takes place.</text:p>
      <text:p text:style-name="P2">Mosquito Sensory Systems 295</text:p>
      <text:p text:style-name="P2"/>
      <text:p text:style-name="P1">2.1 Prelarval Stages</text:p>
      <text:p text:style-name="P2">Mosquito embryogenesis starts almost immediately after the eggs have been</text:p>
      <text:p text:style-name="P2">laid. It takes about 2–10 days or more until the embryos are fully developed,</text:p>
      <text:p text:style-name="P2">and the length of time required is dependent almost entirely on temperature</text:p>
      <text:p text:style-name="P2">(Clements, 1992b). For example, at 30°C, Culex pipiens pipiens larvae hatch</text:p>
      <text:p text:style-name="P2">1 day after the eggs have been laid, at 20°C and 10°C it takes 3 and 10 days,</text:p>
      <text:p text:style-name="P2"/>
      <text:p text:style-name="P2">respectively. However, at 4°C, embryonic development cannot be com-</text:p>
      <text:p text:style-name="P2"><text:soft-page-break/>pleted. Apart from this presumably purely metabolic response to tempera-</text:p>
      <text:p text:style-name="P2">ture, and in light of the evidence that mosquito embryos neither feed nor</text:p>
      <text:p text:style-name="P2"/>
      <text:p text:style-name="P2">display any autonomous mobility, it is likely that mosquito embryos do</text:p>
      <text:p text:style-name="P2">not have any significant sensory capability.</text:p>
      <text:p text:style-name="P1">2.2 Delayed Hatching (Diapause)</text:p>
      <text:p text:style-name="P2">Mosquitoes depend on multiple sensory systems to stimulate diapause and</text:p>
      <text:p text:style-name="P2">delay the process of hatching, which spans the last embryonic and first larval</text:p>
      <text:p text:style-name="P2">stage. The initiation and timing of larval hatching coincides with the ability</text:p>
      <text:p text:style-name="P2">to accurately sense the presence of ideal developmental conditions. There is</text:p>
      <text:p text:style-name="P2">a wide range of natural ecology and hatching behaviours exhibited by</text:p>
      <text:p text:style-name="P2">diverse mosquito taxa that inhabit tropical, temperate and other regions</text:p>
      <text:p text:style-name="P2">that illustrate the extent to which the hatching behaviour of each species</text:p>
      <text:p text:style-name="P2">is adapted to several aspects of the biological and abiotic conditions in</text:p>
      <text:p text:style-name="P2">their respective breeding sites. Therefore, it is not surprising that the</text:p>
      <text:p text:style-name="P2">entry to and exit from diapause is an extremely variable characteristic that</text:p>
      <text:p text:style-name="P2">is likely to be influenced by the ability to accurately sense several factors</text:p>
      <text:p text:style-name="P2">that include the length and temperature of (day/night) light/dark cycles,</text:p>
      <text:p text:style-name="P2">water level and temperature. For example, premature hatching during</text:p>
      <text:p text:style-name="P2">cold weather would greatly delay the development of the larvae, since</text:p>
      <text:p text:style-name="P2">the process is very temperature dependent. In addition, there is evidence</text:p>
      <text:p text:style-name="P2">that the level of dissolved oxygen is another critical parameter affecting</text:p>
      <text:p text:style-name="P2"/>
      <text:p text:style-name="P2">hatching. In many species hatching occurs only when conditions are stag-</text:p>
      <text:p text:style-name="P2">nant and the oxygen content starts to decrease very rapidly (due to bac-</text:p>
      <text:p text:style-name="P2">terial degradation processes). The decreasing level of oxygen in the water</text:p>
      <text:p text:style-name="P2"/>
      <text:p text:style-name="P2">signals the unhatched larvae that the water will remain stagnant at the</text:p>
      <text:p text:style-name="P2">time of their hatching, thus ensuring that the risk of being washed away</text:p>
      <text:p text:style-name="P2">has diminished. Moreover, the bacterial action causing decomposition of</text:p>
      <text:p text:style-name="P2">organic material ensures that the larvae will have an adequate food supply.</text:p>
      <text:p text:style-name="P2">Once initiated, the whole process of hatching takes only a few minutes</text:p>
      <text:p text:style-name="P2">(Clements, 1992b).</text:p>
      <text:p text:style-name="P2">296 C. Montell and L.J. Zwiebel</text:p>
      <text:p text:style-name="P2"/>
      <text:p text:style-name="P1">2.3 Larval Stages</text:p>
      <text:p text:style-name="P2">The larval body of mosquitoes is divided into three distinct parts: (a) the head</text:p>
      <text:p text:style-name="P2"/>
      <text:p text:style-name="P2">with mouthparts, eyes and antennae; (b) the broader thorax and (c) the abdo-</text:p>
      <text:p text:style-name="P2">men which is composed of seven almost identical segments and three mod-</text:p>
      <text:p text:style-name="P2">ified posterior segments (Fig. 1). While it is likely that sensory neurons are</text:p>
      <text:p text:style-name="P2"/>
      <text:p text:style-name="P2">dispersed across all three parts, the principal sensory appendages are clustered</text:p>
      <text:p text:style-name="P2">on the head where the eyes carry out visual transduction, the mouthparts</text:p>
      <text:p text:style-name="P2">respond to mechanosensory and gustatory cues while the sensory cone</text:p>
      <text:p text:style-name="P2">and peg organ of the antennae mediate olfaction and gustation, respectively</text:p>
      <text:p text:style-name="P2">(Nicastro et al., 1998).</text:p>
      <text:p text:style-name="P2">A major component of larval life stages is feeding, and depending upon</text:p>
      <text:p text:style-name="P2">the species and ecology, the location and selection (preference) of nutrients</text:p>
      <text:p text:style-name="P2"><text:soft-page-break/></text:p>
      <text:p text:style-name="P2">requires the transduction and processing of numerous sensory cues compris-</text:p>
      <text:p text:style-name="P2">ing chemical, mechanical, temperature and visual stimuli (Merritt et al.,</text:p>
      <text:p text:style-name="P2"/>
      <text:p text:style-name="P2">1992). Broadly speaking, larval food consists of microorganisms, algae, pro-</text:p>
      <text:p text:style-name="P2">tozoa, invertebrates and detritus. On the basis of their feeding behaviour</text:p>
      <text:p text:style-name="P2"/>
      <text:p text:style-name="P2">mosquito larvae may be classified into filter feeders, browsers or predators.</text:p>
      <text:p text:style-name="P2"/>
      <text:p text:style-name="P2">The filter feeders typically hang on the water surface filtering the water col-</text:p>
      <text:p text:style-name="P2">umn beneath the surface by beating their head brushes (lateral palatal</text:p>
      <text:p text:style-name="P2"/>
      <text:p text:style-name="P2">brushes) towards the oral cavity.</text:p>
      <text:p text:style-name="P2">Mosquito larvae usually do not discriminate what they ingest, although</text:p>
      <text:p text:style-name="P2">the size of the particles is usually less than 50 mm. Larvae can also move slowly</text:p>
      <text:p text:style-name="P2">in the water column while filter feeding. The browsers (eg, most Aedes and</text:p>
      <text:p text:style-name="P2"/>
      <text:p text:style-name="P2">Ochlerotatus species) collect food by resuspension, scraping or shredding par-</text:p>
      <text:p text:style-name="P2">ticles, microorganisms, algae and protozoa from the surface of submerged</text:p>
      <text:p text:style-name="P2"/>
      <text:p text:style-name="P2">substrates or the microbial film at the air–water interface (the Anopheles</text:p>
      <text:p text:style-name="P2">larvae). Predacious larvae of the genera Toxorhynchites, Aedes, Psorophora</text:p>
      <text:p text:style-name="P2">and Culex can also feed upon insects and often other mosquito larvae.</text:p>
      <text:p text:style-name="P2"/>
      <text:p text:style-name="P2">Fig. 1 Graphical depiction of the sensory organs of an Aedes aegypti fourth instar larvae.</text:p>
      <text:p text:style-name="P2">The main sensory structures distributed on the head, thorax and abdomen are shown.</text:p>
      <text:p text:style-name="P2">Mosquito Sensory Systems 297</text:p>
      <text:p text:style-name="P2"/>
      <text:p text:style-name="P2">The development of larvae is temperature dependent and as mentioned</text:p>
      <text:p text:style-name="P2"/>
      <text:p text:style-name="P2">earlier, there are great differences in the optimum temperature for the devel-</text:p>
      <text:p text:style-name="P2">opment of different mosquito species. Once again, this is presumed to</text:p>
      <text:p text:style-name="P2"/>
      <text:p text:style-name="P2">involve metabolic rather than sensory processes. Larvae moult four times</text:p>
      <text:p text:style-name="P2">at intervals, before reaching the pupal stage. At each moult, the head capsule</text:p>
      <text:p text:style-name="P2">is increased to the full size characteristic of the next instar, whereas the body</text:p>
      <text:p text:style-name="P2">grows continuously.</text:p>
      <text:p text:style-name="P2">2.4 Pupae</text:p>
      <text:p text:style-name="P2">Mosquito pupae are also aquatic and in most species this stage usually last</text:p>
      <text:p text:style-name="P2">about 2 days. However, as was the case for other developmental stages, this</text:p>
      <text:p text:style-name="P2">period may be reduced or extended, at higher or lower temperatures,</text:p>
      <text:p text:style-name="P2">respectively, which again is presumably a metabolic, rather than sensory</text:p>
      <text:p text:style-name="P2"/>
      <text:p text:style-name="P2">response. Unlike larvae, pupae do not feed and instead are primarily occu-</text:p>
      <text:p text:style-name="P2">pied by the complex and poorly understood (in the mosquito) developmen-</text:p>
      <text:p text:style-name="P2">tal programme of metamorphosis. That said, mosquito pupae are very</text:p>
      <text:p text:style-name="P2"/>
      <text:p text:style-name="P2">mobile; they sense and are disturbed by mechanical and/or visual cues which</text:p>
      <text:p text:style-name="P2">results in a robust dive escape response after which positive buoyancy brings</text:p>
      <text:p text:style-name="P2"><text:soft-page-break/></text:p>
      <text:p text:style-name="P2">them back to the surface. In the absence of feeding and other externally ori-</text:p>
      <text:p text:style-name="P2">ented activity, the sensory demands on pupae are most likely restricted to the</text:p>
      <text:p text:style-name="P2"/>
      <text:p text:style-name="P2">visual and mechanosensory stimuli for escape purposes.</text:p>
      <text:p text:style-name="P1">3. ADULTS</text:p>
      <text:p text:style-name="P1">3.1 Emergence</text:p>
      <text:p text:style-name="P2">Eclosion (moulting) is the final stage of adult metamorphosis, and within a</text:p>
      <text:p text:style-name="P2">few minutes as the soft cuticle becomes fully sclerotized (hardened) the</text:p>
      <text:p text:style-name="P2">newly emerged adult is typically able to fly. Following emergence, both</text:p>
      <text:p text:style-name="P2"/>
      <text:p text:style-name="P2">male and female adults are ready to begin their life cycle again through mat-</text:p>
      <text:p text:style-name="P2">ing, feeding and oviposition, although male mosquitoes are not sexually</text:p>
      <text:p text:style-name="P2"/>
      <text:p text:style-name="P2">mature at emergence as they typically require 1 day before they are ready</text:p>
      <text:p text:style-name="P2">to mate.</text:p>
      <text:p text:style-name="P1">3.2 Nectar Feeding</text:p>
      <text:p text:style-name="P2">Plant sugars such as oral nectar, damaged fruits and honeydew are the main</text:p>
      <text:p text:style-name="P2">energy source during the adult life of all males and for most females (apart</text:p>
      <text:p text:style-name="P2">from blood-fed or gravid stages); in a limited number of mosquito species, it</text:p>
      <text:p text:style-name="P2">is the only food for both sexes (Foster, 1995). Plants emit an enormous</text:p>
      <text:p text:style-name="P2">298 C. Montell and L.J. Zwiebel</text:p>
      <text:p text:style-name="P2"/>
      <text:p text:style-name="P2">diversity of volatile compounds, comprising many different chemical</text:p>
      <text:p text:style-name="P2">groups, including terpenoids, alcohols and aldehydes (Lucas-Barbosa</text:p>
      <text:p text:style-name="P2">et al., 2011; Nyasembe and Torto, 2014). While field studies with naturally</text:p>
      <text:p text:style-name="P2">occurring flowers and fruits have shown that Anopheles males and females can</text:p>
      <text:p text:style-name="P2">sense and prefer certain plant species over others (eg, Gouagna et al., 2010;</text:p>
      <text:p text:style-name="P2">Muller et al., 2010), a limited number of plant species that are attractive to</text:p>
      <text:p text:style-name="P2">Anopheles mosquitoes has been chemically analysed in terms of their volatile</text:p>
      <text:p text:style-name="P2">composition (Nikbakhtzadeh et al., 2014; Nyasembe et al., 2012). One</text:p>
      <text:p text:style-name="P2">chemosensory study identified six components that were consistently</text:p>
      <text:p text:style-name="P2">detected by the antennae of An. gambiae females (Nyasembe et al., 2012).</text:p>
      <text:p text:style-name="P2">It is likely the location and selection of plants for feeding involves mainly</text:p>
      <text:p text:style-name="P2"/>
      <text:p text:style-name="P2">visual and chemical (olfactory/gustatory) cues that differ from species to spe-</text:p>
      <text:p text:style-name="P2">cies as well as both geographically and temporally along with their respective</text:p>
      <text:p text:style-name="P2"/>
      <text:p text:style-name="P2">nectar sources (Foster and Hancock, 1994).</text:p>
      <text:p text:style-name="P1">3.3 Mating</text:p>
      <text:p text:style-name="P2">Mating of most mosquitoes takes place soon after female emergence as they</text:p>
      <text:p text:style-name="P2">seek out and enter swarms of flying males, which can consist of a few to up to</text:p>
      <text:p text:style-name="P2">several thousand male mosquitoes. Swarming (eurygamy) is not necessary</text:p>
      <text:p text:style-name="P2">for all species, and some species may indeed mate without it (stenogamy).</text:p>
      <text:p text:style-name="P2">There is a wide range of sensory modalities that dictate the species-specific</text:p>
      <text:p text:style-name="P2">elements of when and where males form a mating swarm. Furthermore, a</text:p>
      <text:p text:style-name="P2">complex array of auditory, chemosensory and visual signalling is likely to</text:p>
      <text:p text:style-name="P2">contribute to the ability of females to locate the swarms.</text:p>
      <text:p text:style-name="P2">Significant attention has yielded considerable data in precisely defining</text:p>
      <text:p text:style-name="P2"><text:soft-page-break/>the acoustic interactions that take place between male and female during</text:p>
      <text:p text:style-name="P2">mating, a process that is sometimes referred to as “duetting” (Cator et al.,</text:p>
      <text:p text:style-name="P2">2009; Gibson et al., 2010). Indeed, the highly articulated antennae of males</text:p>
      <text:p text:style-name="P2">are especially receptive to sound generated by the female. The flagellum of</text:p>
      <text:p text:style-name="P2">the antenna starts to vibrate and stimulate the Johnston’s organ that is located</text:p>
      <text:p text:style-name="P2">in the swollen second segment (pedicel) of the antenna (Clements, 1999;</text:p>
      <text:p text:style-name="P2">McIver, 1982). From a chemosensory point of view, there is evidence that</text:p>
      <text:p text:style-name="P2">contact pheromones may also be entailed in the mating behaviour and</text:p>
      <text:p text:style-name="P2">aggregation (lekking); pheromones involved in formation of male swarms</text:p>
      <text:p text:style-name="P2">have recently been described for Aedes (Cabrera and Jaffe, 2007; Fawaz</text:p>
      <text:p text:style-name="P2">et al., 2014). There is almost certainly a significant visual component and</text:p>
      <text:p text:style-name="P2">indeed, there is considerable literature linking a range of visual markers</text:p>
      <text:p text:style-name="P2">(Allan et al., 1987; Takken et al., 2006) with the location of mating swarms.</text:p>
      <text:p text:style-name="P2">Mosquito Sensory Systems 299</text:p>
      <text:p text:style-name="P2"/>
      <text:p text:style-name="P2">However, much of the evidence is based on field-based observations that</text:p>
      <text:p text:style-name="P2">lack definitive characteristics and controls.</text:p>
      <text:p text:style-name="P2"/>
      <text:p text:style-name="P2">Copulation requires a complex merging of the male and female repro-</text:p>
      <text:p text:style-name="P2">ductive structures. Usually it takes less than half a minute for the male to</text:p>
      <text:p text:style-name="P2"/>
      <text:p text:style-name="P2">deposit the spermatozoa in the female, whereupon the sperm move into</text:p>
      <text:p text:style-name="P2">the spermathecae (Clements, 1992b). In contrast to males, which may mate</text:p>
      <text:p text:style-name="P2">many times, females store sufficient sperm to fertilize several egg batches</text:p>
      <text:p text:style-name="P2">without further copulation. Interestingly, a recent study demonstrated that</text:p>
      <text:p text:style-name="P2"/>
      <text:p text:style-name="P2">mosquito spermatozoa themselves express odorant receptors (ORs) and dis-</text:p>
      <text:p text:style-name="P2">play robust responses to diverse chemosensory that are hypothesized to acti-</text:p>
      <text:p text:style-name="P2">vate dormant sperm as well potentially act in a chemotactic capacity (Pitts</text:p>
      <text:p text:style-name="P2"/>
      <text:p text:style-name="P2">et al., 2014). As is true for many animal species, male mosquitoes devote</text:p>
      <text:p text:style-name="P2">most of their adult life to a cycle of feeding and mating. After insemination,</text:p>
      <text:p text:style-name="P2">the search for a host to obtain a blood meal is the next important phase in the</text:p>
      <text:p text:style-name="P2">reproductive life of the female.</text:p>
      <text:p text:style-name="P2">3.4 Ranging and Host-Seeking Behaviour</text:p>
      <text:p text:style-name="P2">An elemental aspect of mosquito vectorial capacity is the blood meal, during</text:p>
      <text:p text:style-name="P2"/>
      <text:p text:style-name="P2">which pathogen transmission occurs and which is required by all ana-</text:p>
      <text:p text:style-name="P2">utogenous mosquitoes in order to obtain a rich source of protein and other</text:p>
      <text:p text:style-name="P2"/>
      <text:p text:style-name="P2">essential components to complete oogenesis. To accomplish this, females</text:p>
      <text:p text:style-name="P2">(males do not blood feed) have developed a suite of complex host-seeking</text:p>
      <text:p text:style-name="P2">behaviours to locate and select a potential blood meal host. Primarily, the</text:p>
      <text:p text:style-name="P2">location of the host is based on olfactory, visual and thermal stimuli</text:p>
      <text:p text:style-name="P2">(Fig. 2). Females possess numerous classes of antennal and other types</text:p>
      <text:p text:style-name="P2">of chemosensory receptors that respond to host odours. The host-seeking</text:p>
      <text:p text:style-name="P2">process may differ within species depending on the season and the</text:p>
      <text:p text:style-name="P2">availability of certain hosts. However, it can usually be divided into several</text:p>
      <text:p text:style-name="P2">distinct phases:</text:p>
      <text:p text:style-name="P2"><text:soft-page-break/>(a) Nonoriented ranging flight behaviour that enhances the likelihood of</text:p>
      <text:p text:style-name="P2">the female coming into contact with stimuli derived from a potential</text:p>
      <text:p text:style-name="P2">host. These stimuli are typically volatile host-derived odorants that</text:p>
      <text:p text:style-name="P2">are known as kairomones (as they benefit only the blood meal seeking</text:p>
      <text:p text:style-name="P2">mosquito receiving these signals), which are detected by the female</text:p>
      <text:p text:style-name="P2">mosquito’s olfactory system.</text:p>
      <text:p text:style-name="P2">(b) Oriented host location behaviour resulting from long-distance,</text:p>
      <text:p text:style-name="P2">olfactory-based contact with host stimuli. Typically, the concentration</text:p>
      <text:p text:style-name="P2">of these stimuli increases as the mosquito and host come closer together.</text:p>
      <text:p text:style-name="P2">300 C. Montell and L.J. Zwiebel</text:p>
      <text:p text:style-name="P2"/>
      <text:p text:style-name="P2">Interaction or synergism of the components of the host odour in</text:p>
      <text:p text:style-name="P2">attracting a given species is a very complex process that developed in</text:p>
      <text:p text:style-name="P2">the course of evolution between the insect and the target organisms.</text:p>
      <text:p text:style-name="P2">The female mosquito flies upwind in a zigzag pattern that holds the</text:p>
      <text:p text:style-name="P2">mosquito within the plume and brings it closer to the odour source</text:p>
      <text:p text:style-name="P2">(Dekker and Carde, 2011).</text:p>
      <text:p text:style-name="P2">(c) Selection and directed attraction to a suitable candidate host, once the</text:p>
      <text:p text:style-name="P2">female has identified it in her immediate vicinity. While still largely</text:p>
      <text:p text:style-name="P2">olfactory driven, as distance to host diminishes, the role of visual,</text:p>
      <text:p text:style-name="P2">thermosensory and other stimuli increases. The compound eyes serve</text:p>
      <text:p text:style-name="P2">to discriminate between form, movement, light intensity, contrast and</text:p>
      <text:p text:style-name="P2">colour. Mosquitoes respond particularly to blue, black and red colours,</text:p>
      <text:p text:style-name="P2">whereas least attraction is caused by white and yellow; they can easily</text:p>
      <text:p text:style-name="P2">Fig. 2 Graphic illustrating the sensory cues used by mosquito vectors to target</text:p>
      <text:p text:style-name="P2">human hosts depicting visual cues, CO2, odours, body heat and nonvolatiles.</text:p>
      <text:p text:style-name="P2">Mosquito Sensory Systems 301</text:p>
      <text:p text:style-name="P2"/>
      <text:p text:style-name="P2">detect temperature differences of 0.2°C, and water vapour in short-</text:p>
      <text:p text:style-name="P2">range orientation–attraction may also play a role (Lehane, 1991).</text:p>
      <text:p text:style-name="P2"/>
      <text:p text:style-name="P2">(d) Alighting upon the potential host provides still higher concentrations of</text:p>
      <text:p text:style-name="P2">volatile kairomone, as access to low volatile odorants that can only be</text:p>
      <text:p text:style-name="P2">received at close range, direct contact to gustatory cues as well as</text:p>
      <text:p text:style-name="P2">heightened thermal and visual signalling.</text:p>
      <text:p text:style-name="P2">(e) Probing involves direct contact by the labellum, stylets and other</text:p>
      <text:p text:style-name="P2">mouthparts of female mosquitoes to activate mechanosensory as well</text:p>
      <text:p text:style-name="P2"/>
      <text:p text:style-name="P2">as chemosensory pathways that play critical roles in the successful com-</text:p>
      <text:p text:style-name="P2">pletion of the blood meal.</text:p>
      <text:p text:style-name="P2"/>
      <text:p text:style-name="P2">Mosquitoes differ in many aspects of their feeding and resting (the period</text:p>
      <text:p text:style-name="P2"/>
      <text:p text:style-name="P2">during which blood meals are digested and oogenesis is completed) behav-</text:p>
      <text:p text:style-name="P2">iour due to species-specific sensory adaptations. These characteristics</text:p>
      <text:p text:style-name="P2"/>
      <text:p text:style-name="P2">include those that mainly feed/rest indoors (endophagic/endophilic) or out-</text:p>
      <text:p text:style-name="P2">doors (exophagic/exophilic). Ornithophily is expressed when females prefer</text:p>
      <text:p text:style-name="P2"/>
      <text:p text:style-name="P2"><text:soft-page-break/>to feed on birds, zoophily is used when they feed on other animals (zoophilic</text:p>
      <text:p text:style-name="P2">species) and the term anthropophily is used when they prefer to feed on</text:p>
      <text:p text:style-name="P2">humans (anthropophilic species). It is altogether reasonable to speculate that,</text:p>
      <text:p text:style-name="P2">along with visual cues, a broad range of chemo-, thermo- and</text:p>
      <text:p text:style-name="P2">mechanosensory inputs provide salient information to shape many, if not,</text:p>
      <text:p text:style-name="P2">all aspects of these critically important characteristics of the mosquito</text:p>
      <text:p text:style-name="P2">lifecycle.</text:p>
      <text:p text:style-name="P2">3.5 Oviposition</text:p>
      <text:p text:style-name="P2">The successful completion and subsequent digestion of blood meals afford</text:p>
      <text:p text:style-name="P2">anautogenous female mosquitoes the opportunity to complete oogenesis.</text:p>
      <text:p text:style-name="P2"/>
      <text:p text:style-name="P2">At this point they are considered gravid and their behaviour shifts from rest-</text:p>
      <text:p text:style-name="P2">ing to the active location and selection of suitable aqueous oviposition sites</text:p>
      <text:p text:style-name="P2"/>
      <text:p text:style-name="P2">(Clements, 1992a). Apart from attraction to the humidity and texture</text:p>
      <text:p text:style-name="P2"/>
      <text:p text:style-name="P2">derived from bodies of water (Huang et al., 2005), the selection of ovipo-</text:p>
      <text:p text:style-name="P2">sition sites is mediated by visual cues (Allan et al., 1987; Huang et al., 2007).</text:p>
      <text:p text:style-name="P2"/>
      <text:p text:style-name="P2">The large range of general and species-specific semiochemicals that elicit</text:p>
      <text:p text:style-name="P2">either attractive or aversive responses are collectively known as oviposition</text:p>
      <text:p text:style-name="P2">pheromones or cues. The origin of oviposition promoting semiochemicals</text:p>
      <text:p text:style-name="P2">can be maternally derived (pheromones) in the form of apical droplets left at</text:p>
      <text:p text:style-name="P2">the tip of eggs by ovipositing Culex females (Laurence and Pickett, 1982) or</text:p>
      <text:p text:style-name="P2">as breakdown products of bacterial origin as well as those directly emitted</text:p>
      <text:p text:style-name="P2">from plant-based or other biological material (cues) that are associated with</text:p>
      <text:p text:style-name="P2">302 C. Montell and L.J. Zwiebel</text:p>
      <text:p text:style-name="P2"/>
      <text:p text:style-name="P2">the chemical ecology of particular sites (reviewed in Takken and Knols,</text:p>
      <text:p text:style-name="P2"/>
      <text:p text:style-name="P2">1999). In addition, recent studies suggest that overcrowding of larval hab-</text:p>
      <text:p text:style-name="P2">itats, resulting in suboptimal rearing conditions, give rise to a range of chem-</text:p>
      <text:p text:style-name="P2">ical signals that deter gravid females from further oviposition in those sites.</text:p>
      <text:p text:style-name="P2"/>
      <text:p text:style-name="P1">4. MOSQUITO SENSORY SYSTEMS AND DISEASE</text:p>
      <text:p text:style-name="P1">TRANSMISSION</text:p>
      <text:p text:style-name="P2">It is clear that the complete spectrum of sensory modalities plays a role</text:p>
      <text:p text:style-name="P2">at one point or another during the mosquito lifecycle. More often than not,</text:p>
      <text:p text:style-name="P2"/>
      <text:p text:style-name="P2">multiple sensory systems act together to provide an array of salient informa-</text:p>
      <text:p text:style-name="P2">tion that is processed and is required to mediate critical behavioural and</text:p>
      <text:p text:style-name="P2"/>
      <text:p text:style-name="P2">developmental processes. In addition to the immediate effect of those pro-</text:p>
      <text:p text:style-name="P2">cesses upon the life of the individual insect, the success of mosquito sensory</text:p>
      <text:p text:style-name="P2"/>
      <text:p text:style-name="P2">biology has a significant collateral impact on other animals.</text:p>
      <text:p text:style-name="P2">In this light, it is not difficult to appreciate that the diverse spectrum of</text:p>
      <text:p text:style-name="P2">mosquito sensory systems plays a decisive role in establishing and</text:p>
      <text:p text:style-name="P2">maintaining the vectorial capacity of mosquitoes that transmit pathogens</text:p>
      <text:p text:style-name="P2"><text:soft-page-break/></text:p>
      <text:p text:style-name="P2">that cause both animal and human disease (Macdonald, 1957). Indeed, as dis-</text:p>
      <text:p text:style-name="P2">cussed earlier, the range of sensory inputs that impact nearly every phase of</text:p>
      <text:p text:style-name="P2"/>
      <text:p text:style-name="P2">mosquito lifecycles helps to establish the developmental, nutritional and</text:p>
      <text:p text:style-name="P2">reproductive success that is required to maintain sufficient vector population</text:p>
      <text:p text:style-name="P2">levels to drive overall vectorial capacity. Beyond establishing sufficient</text:p>
      <text:p text:style-name="P2">reproductive and developmental success to maintain vector population</text:p>
      <text:p text:style-name="P2">levels, the most salient contribution to a mosquito’s vectorial capacity that</text:p>
      <text:p text:style-name="P2">is directly affected by sensory inputs is almost certainly the determination of</text:p>
      <text:p text:style-name="P2">blood meal host preference by adult females. For example, the highly</text:p>
      <text:p text:style-name="P2">anthropophilic blood meal-preference displayed by An. gambiae and a</text:p>
      <text:p text:style-name="P2">limited number of other Anophelines significantly contributes to those</text:p>
      <text:p text:style-name="P2">species ability to transmit human malaria as compared to bovine-feeding</text:p>
      <text:p text:style-name="P2">zoophilic Anophelines (as reviewed in Neafsey et al., 2015; Zwiebel and</text:p>
      <text:p text:style-name="P2">Takken, 2004). Moreover, the dramatic impact of distinctive and rapidly</text:p>
      <text:p text:style-name="P2">evolving host preference behaviours is not restricted to Anopheline malaria</text:p>
      <text:p text:style-name="P2">vectors; a similar anthropophilic specialization has been observed in the</text:p>
      <text:p text:style-name="P2">arbovirus vector mosquito Ae. aegypti (Eldridge, 1990; Mattingly, 1957;</text:p>
      <text:p text:style-name="P2">Tabachnick, 1991).</text:p>
      <text:p text:style-name="P2">Taken together, it is difficult to overstate the role of sensory systems in</text:p>
      <text:p text:style-name="P2">mosquito biology and their effect on vectorial capacity. The ability to sense</text:p>
      <text:p text:style-name="P2">Mosquito Sensory Systems 303</text:p>
      <text:p text:style-name="P2"/>
      <text:p text:style-name="P2">and respond to an immense spectrum of unitary or, as is more often the case,</text:p>
      <text:p text:style-name="P2">a combination of auditory, chemical, mechanical, thermal, tactile and visual</text:p>
      <text:p text:style-name="P2">stimuli is largely responsible for the global proliferation and evolutionary</text:p>
      <text:p text:style-name="P2"/>
      <text:p text:style-name="P2">success of mosquito taxa. Regrettably, this has also contributed to the emer-</text:p>
      <text:p text:style-name="P2">gence of the ancient and ever increasing role of mosquitoes as unparalleled</text:p>
      <text:p text:style-name="P2"/>
      <text:p text:style-name="P2">vectors of human and veterinary disease.</text:p>
      <text:p text:style-name="P1">4.1 Gustation</text:p>
      <text:p text:style-name="P2">Despite the considerable efforts extended to examine the role and molecular</text:p>
      <text:p text:style-name="P2">basis of responses to volatile-based olfactory semiochemicals, insofar as the</text:p>
      <text:p text:style-name="P2">behaviour of vector insects in general and mosquitoes in particular (reviewed</text:p>
      <text:p text:style-name="P2">in Suh et al., 2014), there has been a relative paucity of attention directed</text:p>
      <text:p text:style-name="P2"/>
      <text:p text:style-name="P2">towards the role of soluble, contact-based chemosensory stimuli. Behav-</text:p>
      <text:p text:style-name="P2">ioural observations of feeding and the feeding-based acceptance/rejection</text:p>
      <text:p text:style-name="P2"/>
      <text:p text:style-name="P2">rates of sugars, acids, ATP and other electrolytes were carried out for Ae.</text:p>
      <text:p text:style-name="P2">aegypti over a half century ago (Galun et al., 1963; Salama, 1966) and have</text:p>
      <text:p text:style-name="P2">since been augmented by a significant body of similar organismal preference</text:p>
      <text:p text:style-name="P2">studies (as reviewed in Foster, 1995). While it is likely these behaviours</text:p>
      <text:p text:style-name="P2">may indeed be a result of sensory responses to soluble tastants, little has been</text:p>
      <text:p text:style-name="P2">formally done to directly and specifically examine gustation (taste) in</text:p>
      <text:p text:style-name="P2">mosquitoes.</text:p>
      <text:p text:style-name="P2">At the molecular and cellular level, vertebrates and invertebrates differ in</text:p>
      <text:p text:style-name="P2"><text:soft-page-break/>many aspects of the morphology and signal transduction mechanisms of their</text:p>
      <text:p text:style-name="P2">gustatory system. In contrast to mammalian taste receptor cells (TRCs) that</text:p>
      <text:p text:style-name="P2"/>
      <text:p text:style-name="P2">are localized across a range of different papillae of the tongue and palate epi-</text:p>
      <text:p text:style-name="P2">thelium (Chandrashekar et al., 2006), insect TRCs and their support cells are</text:p>
      <text:p text:style-name="P2"/>
      <text:p text:style-name="P2">segregated into distinct gustatory hairs (bristles) on both the tarsi (legs) and</text:p>
      <text:p text:style-name="P2">proboscis/rostrum (Fig. 3), which are the principal external contact</text:p>
      <text:p text:style-name="P2">chemosensory appendages (Stocker, 1994). In addition, insect gustatory</text:p>
      <text:p text:style-name="P2">receptors (GRs) are also found in male and female reproductive organs as</text:p>
      <text:p text:style-name="P2">well as many other internal locations (eg, enteroendocrine cells) where they</text:p>
      <text:p text:style-name="P2">act as sensors of nutritional and metabolic state, as reviewed in Liman et al.,</text:p>
      <text:p text:style-name="P2">2014. Moreover, at the molecular level, mammalian taste receptors for the</text:p>
      <text:p text:style-name="P2">attractive taste modalities (sweet and umami) are members of the small T1R</text:p>
      <text:p text:style-name="P2">family of G-protein coupled receptors (GPCRs) that is distantly related to</text:p>
      <text:p text:style-name="P2">several types of metabotropic receptors. Bitter taste is mediated by the more</text:p>
      <text:p text:style-name="P2">divergent T2R family of GPCRs, and salt/sour activates TRCs directly</text:p>
      <text:p text:style-name="P2">via specialized ion channels (Liman et al., 2014). While originally thought</text:p>
      <text:p text:style-name="P2">304 C. Montell and L.J. Zwiebel</text:p>
      <text:p text:style-name="P2"/>
      <text:p text:style-name="P2">to be GPCRs, due to the presence of seven-transmembrane domains, the</text:p>
      <text:p text:style-name="P2">large superfamilies of mosquito ORs and their more basal homologs,</text:p>
      <text:p text:style-name="P2">the GRs (Hill et al., 2002) represent an ancient “superfamily of animal</text:p>
      <text:p text:style-name="P2">chemoreceptors” (reviewed in Missbach et al., 2014; Robertson, 2015) that</text:p>
      <text:p text:style-name="P2">do not appear to act as GPCRs, but rather as ligand-gated ion channels</text:p>
      <text:p text:style-name="P2">(Jones et al., 2011; Sato et al., 2008, 2011; Shim et al., 2015; Wicher</text:p>
      <text:p text:style-name="P2"/>
      <text:p text:style-name="P2">et al., 2008). In addition to OR and GR chemoreceptors, insect taste recep-</text:p>
      <text:p text:style-name="P2">tors encompass pickpocket epithelial sodium channels as well as ionotropic</text:p>
      <text:p text:style-name="P2"/>
      <text:p text:style-name="P2">(IR) and transient receptor potential (TRP) channels (reviewed in Freeman</text:p>
      <text:p text:style-name="P2">and Dahanukar, 2015; Liman et al., 2014).</text:p>
      <text:p text:style-name="P2"/>
      <text:p text:style-name="P2">Fig. 3 Main sensory organs in an adult Aedes aegypti that are used to detect cues ema-</text:p>
      <text:p text:style-name="P2">nating from human hosts.</text:p>
      <text:p text:style-name="P2"/>
      <text:p text:style-name="P2">While more progress (insofar as number of receptors/species) has been</text:p>
      <text:p text:style-name="P2">achieved in the functional characterization of insect ORs (reviewed in</text:p>
      <text:p text:style-name="P2">Ray et al., 2014), a nevertheless significant number and subtypes of insect</text:p>
      <text:p text:style-name="P2">GRs (most notably from Drosophila) have been successfully characterized</text:p>
      <text:p text:style-name="P2">in several heterologous systems such as Drosophila olfactory neurons, Xenopus</text:p>
      <text:p text:style-name="P2">oocytes as well as insect and mammalian cell culture. These include triad of</text:p>
      <text:p text:style-name="P2">GRs that act as volatile CO2 receptors in capitate peg A (cpA) neurons on</text:p>
      <text:p text:style-name="P2">maxillary palp olfactory receptor neurons (ORNs) in An. gambiae (Lu et al.,</text:p>
      <text:p text:style-name="P2">2007) and Ae. aegypti.</text:p>
      <text:p text:style-name="P2">Beyond those triad CO2 receptors only a single fructose receptor from</text:p>
      <text:p text:style-name="P2">An. gambiae AgGr25, which is a DmGr43a homolog has been functionally</text:p>
      <text:p text:style-name="P2"/>
      <text:p text:style-name="P2">characterized via ectopic expression in Drosophila ab1C CO2 sensing neurons.</text:p>
      <text:p text:style-name="P2"><text:soft-page-break/></text:p>
      <text:p text:style-name="P1">4.2 Olfaction</text:p>
      <text:p text:style-name="P2">The discrimination and interpretation of what is an essentially unlimited</text:p>
      <text:p text:style-name="P2"/>
      <text:p text:style-name="P2">spectrum of volatile semiochemicals impacts numerous behavioural deci-</text:p>
      <text:p text:style-name="P2">sions that contribute to mosquito success and in many cases, survival. As</text:p>
      <text:p text:style-name="P2"/>
      <text:p text:style-name="P2">detailed earlier, olfaction plays an essential role throughout the life cycle</text:p>
      <text:p text:style-name="P2"/>
      <text:p text:style-name="P2">of mosquitoes, which respond to a diverse array of biological and environ-</text:p>
      <text:p text:style-name="P2">mental chemical signals/cues to locate and select food, mates, oviposition</text:p>
      <text:p text:style-name="P2"/>
      <text:p text:style-name="P2">sites and avoid predators. There is a large body of organismal studies across</text:p>
      <text:p text:style-name="P2"/>
      <text:p text:style-name="P2">a range of field and laboratory paradigms that have comprehensively char-</text:p>
      <text:p text:style-name="P2">acterized numerous olfactory-based aspects of vector behaviour that have</text:p>
      <text:p text:style-name="P2"/>
      <text:p text:style-name="P2">been detailed over the years by several major reviews (Bowen, 1991;</text:p>
      <text:p text:style-name="P2">Bowen et al., 1988; Foster, 1995; Takken, 1991; Takken and Knols,</text:p>
      <text:p text:style-name="P2">1999). In that light we shall not revisit those important studies but rather</text:p>
      <text:p text:style-name="P2">focus on more recent efforts that have employed genomics, transcriptomics</text:p>
      <text:p text:style-name="P2">and other state-of-the-art approaches.</text:p>
      <text:p text:style-name="P2">At the cellular and molecular level, in order to interpret what has become</text:p>
      <text:p text:style-name="P2">known as “odour space” mosquitoes utilize a range of signal transduction</text:p>
      <text:p text:style-name="P2">components that centre around several large families of chemosensory</text:p>
      <text:p text:style-name="P2"/>
      <text:p text:style-name="P2">receptors that are housed in a diverse array of hair-like structures called sen-</text:p>
      <text:p text:style-name="P2">silla that are nonrandomly distributed across peripheral appendages such as</text:p>
      <text:p text:style-name="P2"/>
      <text:p text:style-name="P2">the antennae, maxillary palps or labials (reviewed in Guidobaldi et al., 2014)</text:p>
      <text:p text:style-name="P2">(Fig. 3). The number and type of sensilla present on mosquito, and other</text:p>
      <text:p text:style-name="P2">insect olfactory appendages vary according to species, their developmental</text:p>
      <text:p text:style-name="P2">306 C. Montell and L.J. Zwiebel</text:p>
      <text:p text:style-name="P2"/>
      <text:p text:style-name="P2">stage (eg, larvae vs adults) and gender. While it remains unclear how sensilla-</text:p>
      <text:p text:style-name="P2">specific ultrastructure contributes to the functionality of each sensilla type,</text:p>
      <text:p text:style-name="P2"/>
      <text:p text:style-name="P2">the high degree of diversity may reflect significant evolutionary conse-</text:p>
      <text:p text:style-name="P2">quences for high sensitivity in odour trapping and phylogenetic and/or</text:p>
      <text:p text:style-name="P2"/>
      <text:p text:style-name="P2">developmental constraints evolved with the physical environment</text:p>
      <text:p text:style-name="P2">(Hansson and Stensmyr, 2011). Odorants are thought to diffuse through</text:p>
      <text:p text:style-name="P2">numerous pores located on the sensilla surface after which they enter an</text:p>
      <text:p text:style-name="P2">aqueous lymph that must be traversed in order to reach the spectrum of</text:p>
      <text:p text:style-name="P2">molecular receptors present on the dendrites of ORNs (Steinbrecht,</text:p>
      <text:p text:style-name="P2">1997). Activation of a diverse set of chemosensory receptors by odorants</text:p>
      <text:p text:style-name="P2">provides a range of both excitatory and inhibitory inputs for the generation</text:p>
      <text:p text:style-name="P2">of ORN action potentials that are further processed across several layers of</text:p>
      <text:p text:style-name="P2">downstream neural pathways. At the same time, the timely termination and</text:p>
      <text:p text:style-name="P2"><text:soft-page-break/>desensitization of peripheral signalling are required to promote sensitivity</text:p>
      <text:p text:style-name="P2">and selectivity of ORN-based signalling, although the precise elucidation</text:p>
      <text:p text:style-name="P2">of the underlying mechanisms responsible for this essential component is still</text:p>
      <text:p text:style-name="P2">undefined.</text:p>
      <text:p text:style-name="P1">4.2.1 Odorant-Binding Proteins and Odorant Degrading Proteins</text:p>
      <text:p text:style-name="P2"/>
      <text:p text:style-name="P2">Because odorants are typically hydrophobic chemicals, they require solubi-</text:p>
      <text:p text:style-name="P2">lization to traverse the sensillum lymph before they can reach chemosensory</text:p>
      <text:p text:style-name="P2"/>
      <text:p text:style-name="P2">receptors on ORN dendritic membranes. This role is presumed to be carried</text:p>
      <text:p text:style-name="P2">out by odorant-binding proteins (OBPs; Vogt and Riddiford, 1981). OBPs</text:p>
      <text:p text:style-name="P2">are globular, water-soluble proteins (14–20 kDa) that contain six α-helical</text:p>
      <text:p text:style-name="P2"/>
      <text:p text:style-name="P2">domains. In mosquitoes, classic OBPs are endowed with six cysteine resi-</text:p>
      <text:p text:style-name="P2">dues. However, there are multiple cysteine variants, including PlusC</text:p>
      <text:p text:style-name="P2"/>
      <text:p text:style-name="P2">(12 cysteines), MinusC (4 cysteines) and atypical (elongated C-terminus)</text:p>
      <text:p text:style-name="P2">(Vieira and Rozas, 2011). The total number of OBPs for An. gambiae,</text:p>
      <text:p text:style-name="P2">Ae. aegypti and Cu. quinquefasciatus is 69, 111 and 109, respectively</text:p>
      <text:p text:style-name="P2">(Manoharan et al., 2013). OBPs are typically the most highly expressed</text:p>
      <text:p text:style-name="P2">genes in peripheral olfactory tissues and accordingly are well studied in a</text:p>
      <text:p text:style-name="P2">wide range of insects (as reviewed in Pelosi et al., 2006).</text:p>
      <text:p text:style-name="P2">Despite this attention there are multiple models regarding the mode of</text:p>
      <text:p text:style-name="P2">action of OBPs and for pheromone-binding proteins (PBPs), which are</text:p>
      <text:p text:style-name="P2">a specialized OBP subclass restricted to very narrow interactions around</text:p>
      <text:p text:style-name="P2">known semiochemicals that have been described in some insects but not,</text:p>
      <text:p text:style-name="P2">as yet mosquitoes. In addition, odorant-degrading enzymes (ODEs) play</text:p>
      <text:p text:style-name="P2">important roles in the termination of odour-based signal transduction.</text:p>
      <text:p text:style-name="P2">Mosquito Sensory Systems 307</text:p>
      <text:p text:style-name="P2"/>
      <text:p text:style-name="P2">In particular, several esterases and cytochrome P450s act as ODEs and</text:p>
      <text:p text:style-name="P2">pheromone-degrading enzymes and are abundant in insect sensilla lymph</text:p>
      <text:p text:style-name="P2">where they rapidly degrade odorants and pheromones (reviewed in</text:p>
      <text:p text:style-name="P2">Leal, 2013).</text:p>
      <text:p text:style-name="P1">4.2.2 Odorant Receptors</text:p>
      <text:p text:style-name="P2">After intensive effort, a large family of over 60 ORs was first identified and</text:p>
      <text:p text:style-name="P2">characterized in Drosophila melanogaster by the laboratory of John Carlson</text:p>
      <text:p text:style-name="P2">using novel bioinformatics-based methods (Clyne et al., 1999). ORs are</text:p>
      <text:p text:style-name="P2">localized on the dendritic membrane of Drosophila ORNs, and unexpectedly</text:p>
      <text:p text:style-name="P2">have an inverted topology where the N-terminus is intracellular relative to</text:p>
      <text:p text:style-name="P2">mammalian ORs (Benton et al., 2006). Subsequent work established that</text:p>
      <text:p text:style-name="P2"/>
      <text:p text:style-name="P2">mosquito ORs are ion channels and are composed of heteromeric com-</text:p>
      <text:p text:style-name="P2">plexes with two subunits of unknown stoichiometry. One subunit is highly</text:p>
      <text:p text:style-name="P2"/>
      <text:p text:style-name="P2">conserved and found in all OR complexes, while the other is highly diver-</text:p>
      <text:p text:style-name="P2">gent and variable (Jones et al., 2005; Pitts et al., 2004). In light of its highly</text:p>
      <text:p text:style-name="P2"/>
      <text:p text:style-name="P2">conserved sequence and constitutive presence within OR complexes, the</text:p>
      <text:p text:style-name="P2"><text:soft-page-break/>first of these subunits is now known as the OR coreceptor (ORCO;</text:p>
      <text:p text:style-name="P2">Vosshall and Hansson, 2011). The other OR subunit(s) are highly divergent</text:p>
      <text:p text:style-name="P2">both in terms of number and primary amino acid sequence across insect taxa</text:p>
      <text:p text:style-name="P2"/>
      <text:p text:style-name="P2">and are often termed tuning ORs, reflecting the hypothesis they are respon-</text:p>
      <text:p text:style-name="P2">sible for recognizing odorant ligands. Consistent with mammalian para-</text:p>
      <text:p text:style-name="P2">digms, typically only one tuning OR/ORCO complex is expressed in</text:p>
      <text:p text:style-name="P2"/>
      <text:p text:style-name="P2">each ORN, although coexpression of two tuning An. gambiae Or genes</text:p>
      <text:p text:style-name="P2">has been occasionally observed together with Orco (Karner et al., 2015).</text:p>
      <text:p text:style-name="P2"/>
      <text:p text:style-name="P2">Two models have been put forth for the molecular mechanisms respon-</text:p>
      <text:p text:style-name="P2">sible for insect OR-based signal transduction. In the first model, OR/</text:p>
      <text:p text:style-name="P2"/>
      <text:p text:style-name="P2">ORCO complexes form odorant-activated IR cation channels (Sato</text:p>
      <text:p text:style-name="P2">et al., 2008). In the second, the OR/ORCO complex is both an IR cation</text:p>
      <text:p text:style-name="P2">channel that is activated by fast, odour-dependent pathways as well as being</text:p>
      <text:p text:style-name="P2">affected by a slow, metabotropic mechanism involving G-proteins and</text:p>
      <text:p text:style-name="P2"/>
      <text:p text:style-name="P2">adenylyl cyclases (Wicher et al., 2008). In addition to mechanistic consid-</text:p>
      <text:p text:style-name="P2">erations, the comprehensive functional study of heterologously expressed</text:p>
      <text:p text:style-name="P2"/>
      <text:p text:style-name="P2">OR/ORCO complexes has revealed the response profiles of individual tun-</text:p>
      <text:p text:style-name="P2">ing ORs to biologically relevant insect odorants.</text:p>
      <text:p text:style-name="P2"/>
      <text:p text:style-name="P2">Comprehensive “deorphanization” studies have been carried out in both</text:p>
      <text:p text:style-name="P2">D. melanogaster (Hallem and Carlson, 2006; Hallem et al., 2004; Kreher et al.,</text:p>
      <text:p text:style-name="P2">2005) and An. gambiae (Carey et al., 2010; Kwon et al., 2006; Lu et al., 2007;</text:p>
      <text:p text:style-name="P2">Wang et al., 2010; Xia et al., 2008). These analyses were conducted against</text:p>
      <text:p text:style-name="P2">308 C. Montell and L.J. Zwiebel</text:p>
      <text:p text:style-name="P2"/>
      <text:p text:style-name="P2">panels of biologically relevant odours and various OR/ORCO complexes</text:p>
      <text:p text:style-name="P2">using the “empty neuron” paradigm established in Drosophila or by</text:p>
      <text:p text:style-name="P2"/>
      <text:p text:style-name="P2">employing Xenopus oocytes to conduct two electrode voltage clamp exper-</text:p>
      <text:p text:style-name="P2">iments. Taken together, these studies indicate the distinctive odour space</text:p>
      <text:p text:style-name="P2"/>
      <text:p text:style-name="P2">sampled by D. melanogaster, which focuses on esters, and An. gambiae, which</text:p>
      <text:p text:style-name="P2">focuses more on aromatics. This represents an example of species-specific</text:p>
      <text:p text:style-name="P2"/>
      <text:p text:style-name="P2">evolution of OR repertoires that are specialized for detecting and discrim-</text:p>
      <text:p text:style-name="P2">inating odours that convey ecologically relevant information utilized for</text:p>
      <text:p text:style-name="P2"/>
      <text:p text:style-name="P2">mediating critical behaviours including oviposition, nutrient localization</text:p>
      <text:p text:style-name="P2">and, in the case of An. gambiae, vertebrate host seeking for blood meals</text:p>
      <text:p text:style-name="P2"/>
      <text:p text:style-name="P2">(Carey et al., 2010). In the years since the initial studies, several other mos-</text:p>
      <text:p text:style-name="P2">quito OR complexes have been similarly deorphanized (Bohbot et al., 2011,</text:p>
      <text:p text:style-name="P2"/>
      <text:p text:style-name="P2"><text:soft-page-break/>2013; Hughes et al., 2010, 2014; McBride et al., 2014; Pelletier et al., 2010).</text:p>
      <text:p text:style-name="P2">These studies reveal a general principle of insect odour coding that is</text:p>
      <text:p text:style-name="P2"/>
      <text:p text:style-name="P2">consistent with mammalian models whereby combinatorial signal transduc-</text:p>
      <text:p text:style-name="P2">tion by multiple tuning ORs respond to wide range of chemicals. Specifi-</text:p>
      <text:p text:style-name="P2">cally, individual odorants can activate specific groups of receptors, while</text:p>
      <text:p text:style-name="P2"/>
      <text:p text:style-name="P2">individual receptors respond to overlapping groups of odorants. Some</text:p>
      <text:p text:style-name="P2">receptors broadly respond to large number of odorants to act as</text:p>
      <text:p text:style-name="P2">“generalists” while some “specialist” ORs, respond to unitary or small sets</text:p>
      <text:p text:style-name="P2">of odorants (Carey and Carlson, 2011). ORs specially tuned to pheromones</text:p>
      <text:p text:style-name="P2">are “ultra-specialists” and interact with other membrane components</text:p>
      <text:p text:style-name="P2">including the sensory neuron membrane protein SNMP and PBP accessory</text:p>
      <text:p text:style-name="P2">proteins.</text:p>
      <text:p text:style-name="P2">Although in vivo ORCO is believed to act exclusively as a coreceptor</text:p>
      <text:p text:style-name="P2"/>
      <text:p text:style-name="P2">that is not directly involved in odorant binding/recognition, recent high-</text:p>
      <text:p text:style-name="P2">throughput screens undertaken in An. gambiae have identified a novel class</text:p>
      <text:p text:style-name="P2"/>
      <text:p text:style-name="P2">of small molecules that act as ORCO agonists and antagonists (Jones et al.,</text:p>
      <text:p text:style-name="P2">2011, 2012; Taylor et al., 2012). In light of ORCO’s wide conservation and</text:p>
      <text:p text:style-name="P2">ubiquitous expression across insect taxa (Jones et al., 2005; Krieger et al.,</text:p>
      <text:p text:style-name="P2">2003; Larsson et al., 2004; Pitts et al., 2004) the discovery of powerful</text:p>
      <text:p text:style-name="P2">and insect-selective ORCO agonists has important implications in the</text:p>
      <text:p text:style-name="P2">design of novel, broadly effective insect control methods that utilize an</text:p>
      <text:p text:style-name="P2">excito-repellent paradigm (Jones et al., 2011; Taylor et al., 2012).</text:p>
      <text:p text:style-name="P2"/>
      <text:p text:style-name="P2">The availability of a suite of ORCO-specific reagents has facilitated stud-</text:p>
      <text:p text:style-name="P2">ies that reveal several fundamental aspects of mosquito OR structure–</text:p>
      <text:p text:style-name="P2"/>
      <text:p text:style-name="P2">function that impact our understanding of the role of ORCO and tuning</text:p>
      <text:p text:style-name="P2">ORs in mediating ORN signalling in An. gambiae and other mosquitoes</text:p>
      <text:p text:style-name="P2">(Pask et al., 2013a,b). These studies reveal an additional level of odour</text:p>
      <text:p text:style-name="P2">Mosquito Sensory Systems 309</text:p>
      <text:p text:style-name="P2"/>
      <text:p text:style-name="P2">coding beyond odorant recognition wherein each tuning OR contributes to</text:p>
      <text:p text:style-name="P2">the formation of a spectrum of diverse OR ion channels each with unique</text:p>
      <text:p text:style-name="P2">IR characteristics. This suggests that odour coding exists in peripheral</text:p>
      <text:p text:style-name="P2"/>
      <text:p text:style-name="P2">ORNs that respond differentially depending upon their OR/ORCO com-</text:p>
      <text:p text:style-name="P2">plex (Pask et al., 2011). Lastly, the functional characterization of ORCO and</text:p>
      <text:p text:style-name="P2"/>
      <text:p text:style-name="P2">a subset of ORs that act in the chemical-based activation of insect sperm</text:p>
      <text:p text:style-name="P2">preceding fertilization represents a new aspect in our appreciation of the</text:p>
      <text:p text:style-name="P2">importance of ORs in insect life cycles. Moreover, these latter findings raise</text:p>
      <text:p text:style-name="P2">the possibility of additional novel target sites for insect control, by disrupting</text:p>
      <text:p text:style-name="P2">important signalling pathways in the reproductive cycle of disease vectors or</text:p>
      <text:p text:style-name="P2">pests (Pitts et al., 2014).</text:p>
      <text:p text:style-name="P2">The origin of the Or gene family in mosquitoes and other insects is</text:p>
      <text:p text:style-name="P2"><text:soft-page-break/>presumably the result of adaptations to terrestrial life (Robertson, 2015)</text:p>
      <text:p text:style-name="P2">as well as the emergence of winged insects adapting to the rapid spread</text:p>
      <text:p text:style-name="P2"/>
      <text:p text:style-name="P2">and evolution of vegetation (Missbach et al., 2014). In general, the molec-</text:p>
      <text:p text:style-name="P2">ular evolution of tuning Or gene families reflects species-specific expansions</text:p>
      <text:p text:style-name="P2"/>
      <text:p text:style-name="P2">and contractions resulting in highly divergent Or gene families with</text:p>
      <text:p text:style-name="P2">no apparent orthologs across insect orders (reviewed in Hansson and</text:p>
      <text:p text:style-name="P2">Stensmyr, 2011). Indeed, insect Or gene family repertoires range from</text:p>
      <text:p text:style-name="P2">10 Or genes in lice (Phthiraptera) (Kirkness et al., 2010) to over 400 in ants</text:p>
      <text:p text:style-name="P2">(Hymenoptera) (Zhou et al., 2012). The extensive gene gain and loss are</text:p>
      <text:p text:style-name="P2"/>
      <text:p text:style-name="P2">thought to be a consequence of adaptation of a species to a specific environ-</text:p>
      <text:p text:style-name="P2">mental condition reflecting different biological needs in the life history of</text:p>
      <text:p text:style-name="P2"/>
      <text:p text:style-name="P2">each insect species (Zhou et al., 2015).</text:p>
      <text:p text:style-name="P2"/>
      <text:p text:style-name="P2">Mosquito GRs, which are discussed earlier and later, predate the diver-</text:p>
      <text:p text:style-name="P2">gence of crustacean and insects and are generally denoted as taste or contact</text:p>
      <text:p text:style-name="P2"/>
      <text:p text:style-name="P2">receptors belonging to the same general superfamily as ORs (Hill et al.,</text:p>
      <text:p text:style-name="P2"/>
      <text:p text:style-name="P2">2002). While there is a relative paucity of information on GR specific sol-</text:p>
      <text:p text:style-name="P2">uble ligands in the vector mosquitoes, a trio of highly conserved GRs</text:p>
      <text:p text:style-name="P2"/>
      <text:p text:style-name="P2">coexpressed in the cpA non-ORN neuron specific to the maxillary palp</text:p>
      <text:p text:style-name="P2">of An. gambiae (AgGrs 22, 23, 24) and Ae. aegypti (AeGrs 1, 2, 3) collectively</text:p>
      <text:p text:style-name="P2">act as a CO2 chemoreceptor (Erdelyan et al., 2012; Lu et al., 2007;</text:p>
      <text:p text:style-name="P2">McMeniman et al., 2014), which plays an important role in host-seeking</text:p>
      <text:p text:style-name="P2">behaviours (Gillies, 1980). In addition to CO2, An. gambiae and Ae. aegypti</text:p>
      <text:p text:style-name="P2">cpA neurons also respond to a number of other odorants many of which</text:p>
      <text:p text:style-name="P2">are associated with human skin emanations (Lu et al., 2007; Tauxe et al.,</text:p>
      <text:p text:style-name="P2">2013) suggesting that these GR triads are sensitive to more than CO2.</text:p>
      <text:p text:style-name="P2">This supposition is strengthened by genetic studies using the Drosophila</text:p>
      <text:p text:style-name="P2">CO2 responsive ab1C neuron to express the AgGr22/AeGr1 ortholog</text:p>
      <text:p text:style-name="P2">310 C. Montell and L.J. Zwiebel</text:p>
      <text:p text:style-name="P2"/>
      <text:p text:style-name="P2">(and AgGr23/AeGr2 paralog) DmGr21a as well as the AgGr22/AeGr1</text:p>
      <text:p text:style-name="P2">ortholog DmGr63a (Kwon et al., 2007). Interestingly, the Drosophila</text:p>
      <text:p text:style-name="P2">ab1C neuron also responds to a subset of odorants associated with human</text:p>
      <text:p text:style-name="P2">skin volatiles in a DmGr63a-dependent manner suggesting that in An.</text:p>
      <text:p text:style-name="P2">gambiae and Ae. aegypti mosquitoes those responses are similarly dependent</text:p>
      <text:p text:style-name="P2">upon AgGr22 and AeGr1, respectively (Tauxe et al., 2013).</text:p>
      <text:p text:style-name="P2">4.2.3 IR Receptors</text:p>
      <text:p text:style-name="P2">IRs are the most ancient family of chemoreceptors and were first described</text:p>
      <text:p text:style-name="P2">in D. melanogaster coeloconic sensilla where OR/ORCO complexes are</text:p>
      <text:p text:style-name="P2">usually not present. IRs have overall predicted topologies reminiscent of</text:p>
      <text:p text:style-name="P2">mammalian ionotropic glutamate receptors (iGluRs), but share virtually</text:p>
      <text:p text:style-name="P2">no amino acid homology with iGluRs (Benton et al., 2009). Consistent with</text:p>
      <text:p text:style-name="P2"><text:soft-page-break/>the structural relationship, Drosophila IRs act as cation channels, some of</text:p>
      <text:p text:style-name="P2">which are ligand gated (Abuin et al., 2011; Zhang et al., 2013). In Drosophila</text:p>
      <text:p text:style-name="P2">IRs specifically respond to amines or acid-based odorants (Abuin et al.,</text:p>
      <text:p text:style-name="P2">2011; Ai et al., 2010) and support a model in which IR-based signalling</text:p>
      <text:p text:style-name="P2">is required for odorant classes that are not covered by ORs (Silbering</text:p>
      <text:p text:style-name="P2"/>
      <text:p text:style-name="P2">et al., 2011). While dramatically understudied relative to ORs, highly con-</text:p>
      <text:p text:style-name="P2">served families of IRs have been identified in the genomes of many insect</text:p>
      <text:p text:style-name="P2"/>
      <text:p text:style-name="P2">taxa (Croset et al., 2010) as well as all mosquitoes examined to date</text:p>
      <text:p text:style-name="P2">(Neafsey et al., 2015). From a functional perspective, only a single IR has</text:p>
      <text:p text:style-name="P2"/>
      <text:p text:style-name="P2">been characterized in a mosquito; Ir76b has been shown to mediate but-</text:p>
      <text:p text:style-name="P2">ylamine responses in An. gambiae (Liu et al., 2010).</text:p>
      <text:p text:style-name="P2"/>
      <text:p text:style-name="P1">4.3 Vision</text:p>
      <text:p text:style-name="P2">The visual system impacts on an array of behaviours exhibited by mosquito</text:p>
      <text:p text:style-name="P2">vectors, ranging from host seeking to mating, oviposition and others. The</text:p>
      <text:p text:style-name="P2">visual system comes into play once the mosquitoes are within 5–15 m of</text:p>
      <text:p text:style-name="P2">humans (Bidlingmayer, 1994). Interestingly, visual-guided movement is</text:p>
      <text:p text:style-name="P2">heightened by the detection of CO2, but only in females (van Breugel</text:p>
      <text:p text:style-name="P2"/>
      <text:p text:style-name="P2">et al., 2015). This odour-driven modulation takes place even if the CO2 pre-</text:p>
      <text:p text:style-name="P2">cedes exposure to the visual cues by several seconds. It appears that the CO2-</text:p>
      <text:p text:style-name="P2"/>
      <text:p text:style-name="P2">induced increase in attractive to visual cues provides a mechanism to enhance</text:p>
      <text:p text:style-name="P2">the likelihood of approaching warm objects, such as human skin. Thus,</text:p>
      <text:p text:style-name="P2">visual, olfactory and thermal stimuli derived from human hosts all appear</text:p>
      <text:p text:style-name="P2">to operate synergistically (McMeniman et al., 2014; van Breugel et al., 2015).</text:p>
      <text:p text:style-name="P2">The visual organs in adult mosquitoes are compound eyes, each of</text:p>
      <text:p text:style-name="P2">which consists of 200–300 repeat units, referred to as ommatidia.</text:p>
      <text:p text:style-name="P2">Mosquito Sensory Systems 311</text:p>
      <text:p text:style-name="P2"/>
      <text:p text:style-name="P2">Each ommatidium contains eight photoreceptor cells. Light detection takes</text:p>
      <text:p text:style-name="P2"/>
      <text:p text:style-name="P2">place in the microvillar portion of the photoreceptor cells, called the rhab-</text:p>
      <text:p text:style-name="P2">domeres. In Ae. aegypti and Ae. gambiae the cell bodies of the R1–6 cells are</text:p>
      <text:p text:style-name="P2"/>
      <text:p text:style-name="P2">situated at the periphery of the ommatidia, and the rhabdomeres project to</text:p>
      <text:p text:style-name="P2">the centre, where they are fused (Hu et al., 2009). In contrast, the cell body</text:p>
      <text:p text:style-name="P2">of the R8 occupies the centre of the ommatidia, and the rhabdomere faces</text:p>
      <text:p text:style-name="P2">outwards so that it is fused with the ring of R1–6 rhabdomeres. Finally, the</text:p>
      <text:p text:style-name="P2">cell body of the R7 cell is located near the distal end of each ommatidium,</text:p>
      <text:p text:style-name="P2">between R5 and R6, and extends its rhabdomeres over the top of a portion</text:p>
      <text:p text:style-name="P2">of the ring of rhabdomeres. The fusion of all of the rhabdomeres within one</text:p>
      <text:p text:style-name="P2">ommatidium enables this large structure to share the same visual axis and</text:p>
      <text:p text:style-name="P2">increases image brightness. This is distinct from the open rhabdomere system</text:p>
      <text:p text:style-name="P2">in Drosophila, in which the rhabdomeres within an ommatidium are separate</text:p>
      <text:p text:style-name="P2">and act as independent light guides.</text:p>
      <text:p text:style-name="P2"><text:soft-page-break/>The phototransduction cascades in mosquitoes have not been defined.</text:p>
      <text:p text:style-name="P2">However, they are presumed to be similar to Drosophila visual transduction,</text:p>
      <text:p text:style-name="P2">which has been described in detail (Montell, 2012). In the fruit fly, the light</text:p>
      <text:p text:style-name="P2">activated rhodopsins couple to a trimeric G-protein (Gq), which in turn</text:p>
      <text:p text:style-name="P2">activates a phospholipase Cβ encoded by the norpA locus (Bloomquist</text:p>
      <text:p text:style-name="P2">et al., 1988). Following hydrolysis of phosphatidylinositol 4,5-bisphosphate</text:p>
      <text:p text:style-name="P2">(PIP2), the phototransduction pathway culminates with opening of the TRP</text:p>
      <text:p text:style-name="P2">and TRPL channels (Montell, 1989; Phillips et al., 1992). This signalling</text:p>
      <text:p text:style-name="P2"/>
      <text:p text:style-name="P2">cascade is remarkably similar to phototransduction in mammalian intrinsi-</text:p>
      <text:p text:style-name="P2">cally sensitive retinal ganglion cells (Berson et al., 2002; Hattar et al.,</text:p>
      <text:p text:style-name="P2">2002; Xue et al., 2011).</text:p>
      <text:p text:style-name="P2"/>
      <text:p text:style-name="P2">The number of opsin genes encoded in the mosquito genomes is unusu-</text:p>
      <text:p text:style-name="P2">ally large. The Ae. aegypti genome encodes 10 opsins, while 11 opsins</text:p>
      <text:p text:style-name="P2"/>
      <text:p text:style-name="P2">predicted to be encoded by An. gambiae (Hill et al., 2002). Based on relation-</text:p>
      <text:p text:style-name="P2">ships to six well-characterized Drosophila rhodopsins, Rh1–Rh6, seven mos-</text:p>
      <text:p text:style-name="P2">quito rhodopsins are most likely long wavelength opsins (&gt;500 nm). In</text:p>
      <text:p text:style-name="P2"/>
      <text:p text:style-name="P2">addition, each of these mosquitoes encode a short wavelength opsin</text:p>
      <text:p text:style-name="P2">(400–500 nm), an ultraviolet opsin (&lt;400 nm), an Rh7 class opsin, and</text:p>
      <text:p text:style-name="P2">one or two pteropsins (Velarde et al., 2005), which are more closely related</text:p>
      <text:p text:style-name="P2">to the nonvisual pineal vertebrate ancient and teleost multiple tissue opsins,</text:p>
      <text:p text:style-name="P2"/>
      <text:p text:style-name="P2">than to other insect opsins. These latter pteropsins are missing from Drosoph-</text:p>
      <text:p text:style-name="P2">ila. The largest group of photoreceptor cells (R1–6) express Op1, while</text:p>
      <text:p text:style-name="P2"/>
      <text:p text:style-name="P2">most of the remaining rhodopsins are expressed in different R7 and R8</text:p>
      <text:p text:style-name="P2">populations that demarcate the retina into dorsal, central, ventral stripe</text:p>
      <text:p text:style-name="P2">and ventral regions (Hu et al., 2009, 2011).</text:p>
      <text:p text:style-name="P2">312 C. Montell and L.J. Zwiebel</text:p>
      <text:p text:style-name="P2"/>
      <text:p text:style-name="P1">4.4 Audition</text:p>
      <text:p text:style-name="P2">Hearing is critical for mosquito mating, as males are attracted to the sounds</text:p>
      <text:p text:style-name="P2">generated by conspecific females that are in flight. The mosquito ears are</text:p>
      <text:p text:style-name="P2">long antenna, which are decorated with many flagella hairs extending out</text:p>
      <text:p text:style-name="P2">laterally from the main antennal shaft (Fig. 3). Because the flagella become</text:p>
      <text:p text:style-name="P2">successively shorter nearest the antennal tip, the more extensive feathery</text:p>
      <text:p text:style-name="P2">arrangement in males resembles a Christmas tree. These light structures</text:p>
      <text:p text:style-name="P2">are deflected by acoustic stimulation, and therefore may be considered</text:p>
      <text:p text:style-name="P2">the mosquito equivalent of the eardrum. The flagella are tuned to respond</text:p>
      <text:p text:style-name="P2">most effectively with resonant frequencies that closely match the sounds</text:p>
      <text:p text:style-name="P2">produced by the wing beats of the opposite sex (380 and 230 Hz in males</text:p>
      <text:p text:style-name="P2"/>
      <text:p text:style-name="P2">and females, respectively; Gopfert et al., 1999). Both male and female mos-</text:p>
      <text:p text:style-name="P2">quitoes alter their flight tones once they approach to within short distances</text:p>
      <text:p text:style-name="P2"/>
      <text:p text:style-name="P2">on the order of a few centimetres. Surprisingly, the two conspecific sexes</text:p>
      <text:p text:style-name="P2"><text:soft-page-break/>then match by establishing harmonic convergence and do so at frequencies</text:p>
      <text:p text:style-name="P2">approximately threefold higher than the beating of the female wings</text:p>
      <text:p text:style-name="P2">(eg, 1200 Hz) (Cator et al., 2009; Gibson and Russell, 2006; Jackson</text:p>
      <text:p text:style-name="P2"/>
      <text:p text:style-name="P2">et al., 2009; Pennetier et al., 2010; Warren et al., 2009). This matching sup-</text:p>
      <text:p text:style-name="P2">ports the model that the auditory responses in male and female mosquitoes</text:p>
      <text:p text:style-name="P2"/>
      <text:p text:style-name="P2">contribute to mating success.</text:p>
      <text:p text:style-name="P2">The vibrations of the flagella activate mechanosensory neurons in a</text:p>
      <text:p text:style-name="P2">chordotonal organ in the proximal region of the antennal called the</text:p>
      <text:p text:style-name="P2">Johnston’s organ (Johnston, 1855). These neurons serve as the mosquito</text:p>
      <text:p text:style-name="P2"/>
      <text:p text:style-name="P2">equivalent of hair cells in the mammalian auditory system. In male mosqui-</text:p>
      <text:p text:style-name="P2">toes, the Johnston’s organ is comprised of 15,000 sensory neurons (Boo</text:p>
      <text:p text:style-name="P2"/>
      <text:p text:style-name="P2">and Richards, 1975b)—a number far greater than the 500 in Drosophila.</text:p>
      <text:p text:style-name="P2"/>
      <text:p text:style-name="P2">The male Johnston’s organ responds to movements of just 7 nm at the anten-</text:p>
      <text:p text:style-name="P2">nal tip, a sensitivity so exquisite that it equates to a 0.0001 degree change in</text:p>
      <text:p text:style-name="P2"/>
      <text:p text:style-name="P2">angular movement of the flagella (Gopfert and Robert, 2000). The female</text:p>
      <text:p text:style-name="P2">Johnston’s organ includes roughly half as many mechanosensory neurons as</text:p>
      <text:p text:style-name="P2">males (Boo and Richards, 1975b) and responds to flagellar rotations as small</text:p>
      <text:p text:style-name="P2">as 0.0005 degree (Gopfert and Robert, 2000). The sensitivities of the</text:p>
      <text:p text:style-name="P2">mosquito Johnston’s organ exceed that of all other arthropods that have been</text:p>
      <text:p text:style-name="P2">analysed.</text:p>
      <text:p text:style-name="P2">The basic unit in chordotonal organs such the Johnston’s organ is</text:p>
      <text:p text:style-name="P2">scolopidia (Kavlie and Albert, 2013). Each scolopidium contains multiple</text:p>
      <text:p text:style-name="P2">types of support cells, as well as one or more sensory neurons. In mosquitoes,</text:p>
      <text:p text:style-name="P2">such as male Ae. aegypti, the Johnston’s organ includes four types of</text:p>
      <text:p text:style-name="P2">scolopidia (A–D), although &gt;97% are type A, which include two bipolar</text:p>
      <text:p text:style-name="P2">Mosquito Sensory Systems 313</text:p>
      <text:p text:style-name="P2"/>
      <text:p text:style-name="P2">sensory neurons (Boo and Richards, 1975a). In the fruit fly about</text:p>
      <text:p text:style-name="P2">half the 500 scolopidia function in audition, while the remaining are</text:p>
      <text:p text:style-name="P2">important in the sensation of sustained mechanical stimuli due to wind</text:p>
      <text:p text:style-name="P2">and gravity.</text:p>
      <text:p text:style-name="P2">In mosquitoes, the cation channels that are involved in hearing, wind and</text:p>
      <text:p text:style-name="P2"/>
      <text:p text:style-name="P2">geotaxis are unknown. In fruit flies the best candidates for auditory transduc-</text:p>
      <text:p text:style-name="P2">tion channels are NOMPC (TRPN subfamily), and Nan and Iav (TRPV</text:p>
      <text:p text:style-name="P2"/>
      <text:p text:style-name="P2">subfamily). Several observations support the model that NOMPC is the pri-</text:p>
      <text:p text:style-name="P2">mary auditory transduction channel. First, it is localized in to the tips of</text:p>
      <text:p text:style-name="P2"/>
      <text:p text:style-name="P2">nearly all mechanosensory neurons in the Johnston’s organ (Lee et al.,</text:p>
      <text:p text:style-name="P2">2010; Liang et al., 2011). Second, mutations in nompC disrupt mechanical</text:p>
      <text:p text:style-name="P2">amplification in vivo (Eberl et al., 2000; Effertz et al., 2011; Gopfert et al., €</text:p>
      <text:p text:style-name="P2">2006). Third, NOMPC is a mechanically activated channel (Gong et al.,</text:p>
      <text:p text:style-name="P2"><text:soft-page-break/>2013; Yan et al., 2013). Fourth, the N-terminal array of 29 ankyrin repeats</text:p>
      <text:p text:style-name="P2">in NOMPC (Walker et al., 2000) define the elusive “gating spring” that</text:p>
      <text:p text:style-name="P2">induces opening of the channel gate in response to force imposed on the</text:p>
      <text:p text:style-name="P2">sensory cells (Howard and Bechstedt, 2004; Zhang et al., 2015). Nan and</text:p>
      <text:p text:style-name="P2">Iav are also mechanosensitive channels expressed in sensory neurons in</text:p>
      <text:p text:style-name="P2">the Johnston’s organ (Gong et al., 2004; Kim et al., 2003). Most importantly,</text:p>
      <text:p text:style-name="P2">they may be important for auditory transduction as loss of either of these</text:p>
      <text:p text:style-name="P2">channels profoundly impairs sound evoked potentials (Gong et al., 2004;</text:p>
      <text:p text:style-name="P2">Kim et al., 2003).</text:p>
      <text:p text:style-name="P2"/>
      <text:p text:style-name="P2">The precise mechanism through which NOMPC, Nan and Iav contrib-</text:p>
      <text:p text:style-name="P2">ute to hearing is not fully resolved. According to one model, NOMPC is the</text:p>
      <text:p text:style-name="P2"/>
      <text:p text:style-name="P2">primary mechanosensor and also contributes to mechanical amplification,</text:p>
      <text:p text:style-name="P2">while Nan/Iav propagates the electrical signal (Effertz et al., 2011, 2012).</text:p>
      <text:p text:style-name="P2">These latter channels may also control feedback gain (Gopfert et al., €</text:p>
      <text:p text:style-name="P2">2006). However, there is also evidence arguing that Nan/Iav are the sound</text:p>
      <text:p text:style-name="P2">activated channels and that NOMPC functions in amplification (Lehnert</text:p>
      <text:p text:style-name="P2">et al., 2013).</text:p>
      <text:p text:style-name="P1">4.5 Thermal Sensation</text:p>
      <text:p text:style-name="P2">Female mosquitoes that spread infectious disease are attracted to the temper-</text:p>
      <text:p text:style-name="P2">ature of human skin during periods when they need blood to produce eggs.</text:p>
      <text:p text:style-name="P2"/>
      <text:p text:style-name="P2">This behaviour appears to depend on sensilla on the antenna, which simul-</text:p>
      <text:p text:style-name="P2">taneously assess changes in temperature through antagonistic warm and cool</text:p>
      <text:p text:style-name="P2"/>
      <text:p text:style-name="P2">activated neurons (Gingl et al., 2005). These neurons may allow mosquitoes</text:p>
      <text:p text:style-name="P2">to identify human skin, despite large differences in ambient temperatures, by</text:p>
      <text:p text:style-name="P2">sensing relative differences in temperature (Corfas and Vosshall, 2015).</text:p>
      <text:p text:style-name="P2">314 C. Montell and L.J. Zwiebel</text:p>
      <text:p text:style-name="P2"/>
      <text:p text:style-name="P2">The TRPA1 channel is one candidate for allowing mosquitoes to sense</text:p>
      <text:p text:style-name="P2">skin temperatures. TRPA1 is expressed in the antennae of An. gambiae and is</text:p>
      <text:p text:style-name="P2">activated in the thermal range associated with human skin (Wang et al.,</text:p>
      <text:p text:style-name="P2"/>
      <text:p text:style-name="P2">2009). Furthermore, knockout of TRPA1 in Ae. aegypti impairs the discrim-</text:p>
      <text:p text:style-name="P2">ination between skin temperatures and higher temperatures. However,</text:p>
      <text:p text:style-name="P2"/>
      <text:p text:style-name="P2">TRPA1 does not fully explain thermal attraction to skin temperature since</text:p>
      <text:p text:style-name="P2">the mutant animals are still attracted to warmth.</text:p>
      <text:p text:style-name="P2">In addition to the requirements for sensing host temperature, survival</text:p>
      <text:p text:style-name="P2">depends on the ability of larvae and adult mosquitoes to employ</text:p>
      <text:p text:style-name="P2">thermosensory cues to identify the most hospitable thermal landscape in</text:p>
      <text:p text:style-name="P2">their aquatic and terrestrial environments. In addition, ambient temperature</text:p>
      <text:p text:style-name="P2">has a profound effect on the rate of development. Adult An. gambiae prefer</text:p>
      <text:p text:style-name="P2">temperatures in the temperate range, while late (fourth instar)-stage larvae</text:p>
      <text:p text:style-name="P2">prefer two distinct temperature separated by 6°C (eg, 27°C and 33°C)</text:p>
      <text:p text:style-name="P2">(Liu and Zwiebel, 2013). However, the two preferred temperatures shift</text:p>
      <text:p text:style-name="P2"/>
      <text:p text:style-name="P2"><text:soft-page-break/>depending on the thermal rearing conditions during embryonic develop-</text:p>
      <text:p text:style-name="P2">ment (Liu and Zwiebel, 2013). Consistent with a role for antennae in adult</text:p>
      <text:p text:style-name="P2"/>
      <text:p text:style-name="P2">thermotaxis, the larval antennae also functions in temperature sensation.</text:p>
      <text:p text:style-name="P2">Moreover, TRPA1 is one critical sensor for detecting excessively warm</text:p>
      <text:p text:style-name="P2">temperatures in both late larvae and adults (Liu and Zwiebel, 2013;</text:p>
      <text:p text:style-name="P2">Wang et al., 2009).</text:p>
      <text:p text:style-name="P2">Currently, the sensors that allow mosquitoes to detect temperatures</text:p>
      <text:p text:style-name="P2">other than mildly hot remain to be identified. Based on work on fruit flies,</text:p>
      <text:p text:style-name="P2">sensation of cold, cool and very high temperatures are likely to be sensed</text:p>
      <text:p text:style-name="P2">through direct activation of TRP channels (Fowler and Montell, 2013).</text:p>
      <text:p text:style-name="P2">However, subtle changes in temperature in the comfortable range may be</text:p>
      <text:p text:style-name="P2"/>
      <text:p text:style-name="P2">mediated through activation of thermal amplification cascades that are ini-</text:p>
      <text:p text:style-name="P2">tiated by rhodopsin and culminates with activation of TRP channels (Kwon</text:p>
      <text:p text:style-name="P2"/>
      <text:p text:style-name="P2">et al., 2008; Shen et al., 2011).</text:p>
      <text:p text:style-name="P1">4.6 The Impact of Genomics and RNA Sequencing on the Study</text:p>
      <text:p text:style-name="P2">of Mosquito Sensory Systems</text:p>
      <text:p text:style-name="P2">In light of their impact as disease vectors it was not surprising that mosquitoes</text:p>
      <text:p text:style-name="P2"/>
      <text:p text:style-name="P2">were early targets of whole genome sequence (WGS) efforts; the 2002 pub-</text:p>
      <text:p text:style-name="P2">lication of the genome for An. gambiae represented a milestone in vector</text:p>
      <text:p text:style-name="P2"/>
      <text:p text:style-name="P2">genomics. This paved the way for comprehensive studies of gene function</text:p>
      <text:p text:style-name="P2">and evolution that spans the entire genome (Holt et al., 2002). Following the</text:p>
      <text:p text:style-name="P2">release of the An. gambiae genome, the genome sequences of Ae. aegypti</text:p>
      <text:p text:style-name="P2">and the West Nile mosquito, C. quinquefasciatus, were published</text:p>
      <text:p text:style-name="P2">Mosquito Sensory Systems 315</text:p>
      <text:p text:style-name="P2"/>
      <text:p text:style-name="P2">(Arensburger et al., 2010; Nene et al., 2007). The sequencing of these initial</text:p>
      <text:p text:style-name="P2">vector genomes was expensive efforts as well as time and labour intensive.</text:p>
      <text:p text:style-name="P2">Following the advent of and steady improvements in next-generation</text:p>
      <text:p text:style-name="P2"/>
      <text:p text:style-name="P2">sequencing technologies, WGS has become an increasingly common under-</text:p>
      <text:p text:style-name="P2">taking, such that the number of available vector genomes has grown signif-</text:p>
      <text:p text:style-name="P2">icantly over the last decade. Indeed, the annotated genomes of an additional</text:p>
      <text:p text:style-name="P2"/>
      <text:p text:style-name="P2">16 Anopheles species were recently published (Neafsey et al., 2015). The</text:p>
      <text:p text:style-name="P2">availability of these genomic resources has been a critical component in</text:p>
      <text:p text:style-name="P2">identifying mosquito sensory genes that span the entire spectrum of sensory</text:p>
      <text:p text:style-name="P2"/>
      <text:p text:style-name="P2">modalities discussed here. The capacity to utilize sophisticated bioinformat-</text:p>
      <text:p text:style-name="P2">ics to interrogate ever increasing genome data sets has been instrumental in</text:p>
      <text:p text:style-name="P2"/>
      <text:p text:style-name="P2">the identification of sensory genes that belong to both conserved and diver-</text:p>
      <text:p text:style-name="P2">gent gene families. These state-of-the-art resources have facilitated the accu-</text:p>
      <text:p text:style-name="P2">mulation of considerable insight into the sensory repertoires of vector as well</text:p>
      <text:p text:style-name="P2"/>
      <text:p text:style-name="P2"><text:soft-page-break/>as nonvector mosquitoes.</text:p>
      <text:p text:style-name="P2">To illustrate the extraordinary value of genomic resources, we would</text:p>
      <text:p text:style-name="P2">point to the extensive series of interspecific analyses of the chemoreceptor</text:p>
      <text:p text:style-name="P2">superfamilies from 18 species of Anopheline mosquitoes that were recently</text:p>
      <text:p text:style-name="P2">completed (Neafsey et al., 2015) along with those from Ae. aegypti and the</text:p>
      <text:p text:style-name="P2">nonblood-feeding mosquito Toxorhynchites amboinensis (Zhou et al., 2014a).</text:p>
      <text:p text:style-name="P2"/>
      <text:p text:style-name="P2">As a result, we already have a comprehensive understanding of the phylo-</text:p>
      <text:p text:style-name="P2">genetic relationships among mosquito Or, Irand Gr gene families. For exam-</text:p>
      <text:p text:style-name="P2">ple, these data indicate that there are no less than 26 one-to-one Gr</text:p>
      <text:p text:style-name="P2"/>
      <text:p text:style-name="P2">orthologs between Ae. aegypti and An. gambiae sl. most of which also extend</text:p>
      <text:p text:style-name="P2">to Culex quinquefasciatus (Zhou et al., 2014a). These highly conserved Grs</text:p>
      <text:p text:style-name="P2">represent the most likely candidate screening targets for modulators that will</text:p>
      <text:p text:style-name="P2">be active across all mosquitoes.</text:p>
      <text:p text:style-name="P2"/>
      <text:p text:style-name="P2">Furthermore, the advent of massively parallel sequencing of RNA mol-</text:p>
      <text:p text:style-name="P2">ecules (RNA-seq) has also significantly augmented genome-wide analyses of</text:p>
      <text:p text:style-name="P2"/>
      <text:p text:style-name="P2">mosquito sensory systems by providing highly quantitative transcript abun-</text:p>
      <text:p text:style-name="P2">dance data, as well as a wealth of sequence, isoform and expression informa-</text:p>
      <text:p text:style-name="P2">tion for the vast majority of encoded genes in a vector species. Importantly,</text:p>
      <text:p text:style-name="P2"/>
      <text:p text:style-name="P2">because RNA-seq largely captures only fully spliced transcripts, an informa-</text:p>
      <text:p text:style-name="P2">tive de novo transcriptome assembly of RNA sequences can be generated</text:p>
      <text:p text:style-name="P2"/>
      <text:p text:style-name="P2">affordably and analysed efficiently, even in the absence of an assembled</text:p>
      <text:p text:style-name="P2"/>
      <text:p text:style-name="P2">genome. For mosquitoes, de novo transcriptome assemblies were success-</text:p>
      <text:p text:style-name="P2">fully applied to An. funestus well in advance of the availability of a genome</text:p>
      <text:p text:style-name="P2"/>
      <text:p text:style-name="P2">sequence (Crawford et al., 2010), and the transcriptome assembly of the</text:p>
      <text:p text:style-name="P2">nonblood-feeding genus, Toxorhynchites, has revealed extensive evidence</text:p>
      <text:p text:style-name="P2">316 C. Montell and L.J. Zwiebel</text:p>
      <text:p text:style-name="P2"/>
      <text:p text:style-name="P2">for its phylogenetic relationship relative to the two fully sequenced major</text:p>
      <text:p text:style-name="P2">Culicinae vectors, Ae. aegypti and C. pipiens (Zhou et al., 2014b).</text:p>
      <text:p text:style-name="P2">Inasmuch as components of the chemosensory signal transduction</text:p>
      <text:p text:style-name="P2">machinery are generally highly localized within specific appendages such</text:p>
      <text:p text:style-name="P2">as the antennae, maxillary palps and labellum, tissue-specific transcriptome</text:p>
      <text:p text:style-name="P2">profiles have become essential for measuring transcript abundances that</text:p>
      <text:p text:style-name="P2">would otherwise be diluted and potentially undetectable in whole body</text:p>
      <text:p text:style-name="P2"/>
      <text:p text:style-name="P2">preparations of RNA. In contrast to the relative paucity of studies on gus-</text:p>
      <text:p text:style-name="P2">tatory appendages, chemoreceptor abundance quantitation by RNA-seq has</text:p>
      <text:p text:style-name="P2"/>
      <text:p text:style-name="P2">been comprehensively profiled in many of the major olfactory appendages of</text:p>
      <text:p text:style-name="P2">An. gambiae (Pitts et al., 2011), C. quinquefasciatus (Leal et al., 2013), Ae.</text:p>
      <text:p text:style-name="P2">aegypti (McBride et al., 2014) and An. quadriannulatus (Rinker et al., 2013b).</text:p>
      <text:p text:style-name="P2"><text:soft-page-break/>An initial RNA-seq study of An. gambiae antennae showed that levels of</text:p>
      <text:p text:style-name="P2">chemoreceptors were lower overall in males than in females. While this</text:p>
      <text:p text:style-name="P2">observation is largely accounted for by the antennal sexual dimorphism that</text:p>
      <text:p text:style-name="P2">exists between blood-feeding females and the nonblood-feeding males, the</text:p>
      <text:p text:style-name="P2">RNA expression data also revealed the surprising finding that the variety and</text:p>
      <text:p text:style-name="P2"/>
      <text:p text:style-name="P2">relative abundances of the chemoreceptors were otherwise remarkably con-</text:p>
      <text:p text:style-name="P2">served between the sexes (Pitts et al., 2011). Also, in An. gambiae, an RNA-</text:p>
      <text:p text:style-name="P2">seq time course study revealed the relationship between chemoreceptor</text:p>
      <text:p text:style-name="P2"/>
      <text:p text:style-name="P2">transcriptional differences and reproductive biology. Here, individual OR</text:p>
      <text:p text:style-name="P2">transcript profiles in female antennae changed only slightly on the taking</text:p>
      <text:p text:style-name="P2">of a blood meal; however, the cumulative effects of these small changes</text:p>
      <text:p text:style-name="P2">when viewed collectively found that there was an overall shift in olfactory</text:p>
      <text:p text:style-name="P2">responsiveness in advance of ovipositing (Rinker et al., 2013a).</text:p>
      <text:p text:style-name="P2">Similarly, subtle distinctions in OR transcriptome profiles were reported</text:p>
      <text:p text:style-name="P2">in two studies that compared mosquito species that were phenotypically</text:p>
      <text:p text:style-name="P2">divergent in terms of their host preferences. The first comparison between</text:p>
      <text:p text:style-name="P2">An. gambiae and its less-anthropophilic sibling species An. quadriannulatus</text:p>
      <text:p text:style-name="P2">pointed to an overall enrichment of transcripts for multiple ORs in An.</text:p>
      <text:p text:style-name="P2">gambiae that are predicted to act in concert to enhance responsiveness to</text:p>
      <text:p text:style-name="P2"/>
      <text:p text:style-name="P2">human-associated odours (Rinker et al., 2013b). In the second study, differ-</text:p>
      <text:p text:style-name="P2">ences in the antennal transcriptome profiles of two subspecies of Ae. aegypti</text:p>
      <text:p text:style-name="P2"/>
      <text:p text:style-name="P2">that differ in their preferences for feeding on humans were examined. The</text:p>
      <text:p text:style-name="P2">results pointed to notable differences in both the abundance and functional</text:p>
      <text:p text:style-name="P2"/>
      <text:p text:style-name="P2">response of a single OR, suggesting that it might be linked to the anthro-</text:p>
      <text:p text:style-name="P2">pophily exhibited by one subspecies (McBride et al., 2014; Zhou et al.,</text:p>
      <text:p text:style-name="P2"/>
      <text:p text:style-name="P2">2014b). In addition, a recently published neurotranscriptome of Ae. aegypti</text:p>
      <text:p text:style-name="P2">provides detailed RNA-seq data on a broad range of sensory-related</text:p>
      <text:p text:style-name="P2">Mosquito Sensory Systems 317</text:p>
      <text:p text:style-name="P2"/>
      <text:p text:style-name="P2">transcripts across nearly all tissues from the central and peripheral nervous</text:p>
      <text:p text:style-name="P2">system with the notable exception being non-CNS visual tissues such as</text:p>
      <text:p text:style-name="P2">the mosquito compound eyes (Matthews et al., 2016; Sparks et al., 2013).</text:p>
      <text:p text:style-name="P2">The increasing depth of these publically available data sets creates a unique</text:p>
      <text:p text:style-name="P2">opportunity for conducting comprehensive assessments of the molecular</text:p>
      <text:p text:style-name="P2">genetics of mosquito sensory systems that will play a central role in efforts</text:p>
      <text:p text:style-name="P2">to expand our understanding of these complex and interconnected systems.</text:p>
      <text:p text:style-name="P2">4.7 Future Perspectives</text:p>
      <text:p text:style-name="P2">As work progresses across the sensory modalities discussed earlier, it is clear</text:p>
      <text:p text:style-name="P2">that our understanding of mosquito sensory systems will continue to expand.</text:p>
      <text:p text:style-name="P2">Deeper knowledge of the sensory systems of multiple species will provide</text:p>
      <text:p text:style-name="P2">valuable opportunities to make comparisons and offer to illuminate our</text:p>
      <text:p text:style-name="P2">understanding of mosquito behaviour. An important challenge is to leverage</text:p>
      <text:p text:style-name="P2">those insights into the identification of the receptors and ion channels that</text:p>
      <text:p text:style-name="P2"><text:soft-page-break/>control the sensory systems towards the development of creative approaches</text:p>
      <text:p text:style-name="P2">to vector control, thereby leading to the reduction of vector-borne disease.</text:p>
      <text:p text:style-name="P2">Given the recent demonstration of the efficacy of the CRISPR/Cas9 (Basu</text:p>
      <text:p text:style-name="P2">et al., 2015; Dong et al., 2015; Kistler et al., 2015) and gene drive systems in</text:p>
      <text:p text:style-name="P2">mosquitoes (Adelman and Tu, 2016; Gantz and Bier, 2015; Hammond</text:p>
      <text:p text:style-name="P2">et al., 2016; Pennisi, 2015), there are now many exciting new possibilities</text:p>
      <text:p text:style-name="P2"/>
      <text:p text:style-name="P2">for controlling insect vectors through gene manipulation. However, judi-</text:p>
      <text:p text:style-name="P2">cious application of gene drive approaches will require building in safeguards</text:p>
      <text:p text:style-name="P2"/>
      <text:p text:style-name="P2">to minimize unintended consequences resulting from the release of these</text:p>
      <text:p text:style-name="P2">modified mosquito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4:37:29.683158599</meta:creation-date>
    <dc:date>2019-06-15T14:46:28.931525712</dc:date>
    <meta:editing-duration>PT9M</meta:editing-duration>
    <meta:editing-cycles>1</meta:editing-cycles>
    <meta:document-statistic meta:table-count="0" meta:image-count="0" meta:object-count="0" meta:page-count="23" meta:paragraph-count="884" meta:word-count="9278" meta:character-count="59829" meta:non-whitespace-character-count="51449"/>
    <meta:generator>LibreOffice/6.2.3.2$Linux_X86_64 LibreOffice_project/20$Build-2</meta:generator>
  </office:meta>
</office:document-meta>
</file>